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6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8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919240" table:style-name="ce5">
            <text:p>2.919.240</text:p>
          </table:table-cell>
          <table:table-cell office:value-type="float" office:value="447000" table:style-name="ce5">
            <text:p>447.000</text:p>
          </table:table-cell>
          <table:table-cell office:value-type="float" office:value="1054200" table:style-name="ce5">
            <text:p>1.054.200</text:p>
          </table:table-cell>
          <table:table-cell office:value-type="float" office:value="102800" table:style-name="ce5">
            <text:p>102.800</text:p>
          </table:table-cell>
          <table:table-cell office:value-type="float" office:value="4523240" table:style-name="ce6">
            <text:p>4.523.240</text:p>
          </table:table-cell>
          <table:table-cell office:value-type="float" office:value="4313832" table:style-name="ce6">
            <text:p>4.313.832</text:p>
          </table:table-cell>
          <table:table-cell office:value-type="percentage" office:value="0.95370398210132556" table:style-name="ce7">
            <text:p>95,4%</text:p>
          </table:table-cell>
          <table:table-cell office:value-type="float" office:value="2953721" table:style-name="ce5">
            <text:p>2.953.721</text:p>
          </table:table-cell>
          <table:table-cell office:value-type="float" office:value="1407035" table:style-name="ce5">
            <text:p>1.407.035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567765" table:style-name="ce5">
            <text:p>567.765</text:p>
          </table:table-cell>
          <table:table-cell office:value-type="float" office:value="84500" table:style-name="ce5">
            <text:p>84.500</text:p>
          </table:table-cell>
          <table:table-cell office:value-type="float" office:value="165600" table:style-name="ce5">
            <text:p>165.600</text:p>
          </table:table-cell>
          <table:table-cell office:value-type="float" office:value="16000" table:style-name="ce5">
            <text:p>16.000</text:p>
          </table:table-cell>
          <table:table-cell office:value-type="float" office:value="833865" table:style-name="ce6">
            <text:p>833.865</text:p>
          </table:table-cell>
          <table:table-cell office:value-type="float" office:value="782323" table:style-name="ce6">
            <text:p>782.323</text:p>
          </table:table-cell>
          <table:table-cell office:value-type="percentage" office:value="0.93818903539541776" table:style-name="ce7">
            <text:p>93,8%</text:p>
          </table:table-cell>
          <table:table-cell office:value-type="float" office:value="508875" table:style-name="ce5">
            <text:p>508.875</text:p>
          </table:table-cell>
          <table:table-cell office:value-type="float" office:value="282947" table:style-name="ce5">
            <text:p>282.947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20385" table:style-name="ce5">
            <text:p>520.385</text:p>
          </table:table-cell>
          <table:table-cell office:value-type="float" office:value="73600" table:style-name="ce5">
            <text:p>73.600</text:p>
          </table:table-cell>
          <table:table-cell office:value-type="float" office:value="127000" table:style-name="ce5">
            <text:p>127.000</text:p>
          </table:table-cell>
          <table:table-cell office:value-type="float" office:value="12400" table:style-name="ce5">
            <text:p>12.400</text:p>
          </table:table-cell>
          <table:table-cell office:value-type="float" office:value="733385" table:style-name="ce6">
            <text:p>733.385</text:p>
          </table:table-cell>
          <table:table-cell office:value-type="float" office:value="718289" table:style-name="ce6">
            <text:p>718.289</text:p>
          </table:table-cell>
          <table:table-cell office:value-type="percentage" office:value="0.97941599569121263" table:style-name="ce7">
            <text:p>97,9%</text:p>
          </table:table-cell>
          <table:table-cell office:value-type="float" office:value="465035" table:style-name="ce5">
            <text:p>465.035</text:p>
          </table:table-cell>
          <table:table-cell office:value-type="float" office:value="260964" table:style-name="ce5">
            <text:p>260.964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340830" table:style-name="ce5">
            <text:p>340.830</text:p>
          </table:table-cell>
          <table:table-cell office:value-type="float" office:value="54800" table:style-name="ce5">
            <text:p>54.800</text:p>
          </table:table-cell>
          <table:table-cell office:value-type="float" office:value="145800" table:style-name="ce5">
            <text:p>145.800</text:p>
          </table:table-cell>
          <table:table-cell office:value-type="float" office:value="14200" table:style-name="ce5">
            <text:p>14.200</text:p>
          </table:table-cell>
          <table:table-cell office:value-type="float" office:value="555630" table:style-name="ce6">
            <text:p>555.630</text:p>
          </table:table-cell>
          <table:table-cell office:value-type="float" office:value="509268" table:style-name="ce6">
            <text:p>509.268</text:p>
          </table:table-cell>
          <table:table-cell office:value-type="percentage" office:value="0.91655958101614388" table:style-name="ce7">
            <text:p>91,7%</text:p>
          </table:table-cell>
          <table:table-cell office:value-type="float" office:value="367036" table:style-name="ce5">
            <text:p>367.036</text:p>
          </table:table-cell>
          <table:table-cell office:value-type="float" office:value="149997" table:style-name="ce5">
            <text:p>149.997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710160" table:style-name="ce5">
            <text:p>710.160</text:p>
          </table:table-cell>
          <table:table-cell office:value-type="float" office:value="104800" table:style-name="ce5">
            <text:p>104.800</text:p>
          </table:table-cell>
          <table:table-cell office:value-type="float" office:value="271000" table:style-name="ce5">
            <text:p>271.000</text:p>
          </table:table-cell>
          <table:table-cell office:value-type="float" office:value="26400" table:style-name="ce5">
            <text:p>26.400</text:p>
          </table:table-cell>
          <table:table-cell office:value-type="float" office:value="1112360" table:style-name="ce6">
            <text:p>1.112.360</text:p>
          </table:table-cell>
          <table:table-cell office:value-type="float" office:value="976954" table:style-name="ce6">
            <text:p>976.954</text:p>
          </table:table-cell>
          <table:table-cell office:value-type="percentage" office:value="0.8782714229206372" table:style-name="ce7">
            <text:p>87,8%</text:p>
          </table:table-cell>
          <table:table-cell office:value-type="float" office:value="695028" table:style-name="ce5">
            <text:p>695.028</text:p>
          </table:table-cell>
          <table:table-cell office:value-type="float" office:value="304895" table:style-name="ce5">
            <text:p>304.895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52285" table:style-name="ce5">
            <text:p>252.285</text:p>
          </table:table-cell>
          <table:table-cell office:value-type="float" office:value="36900" table:style-name="ce5">
            <text:p>36.900</text:p>
          </table:table-cell>
          <table:table-cell office:value-type="float" office:value="72500" table:style-name="ce5">
            <text:p>72.500</text:p>
          </table:table-cell>
          <table:table-cell office:value-type="float" office:value="6950" table:style-name="ce5">
            <text:p>6.950</text:p>
          </table:table-cell>
          <table:table-cell office:value-type="float" office:value="368635" table:style-name="ce6">
            <text:p>368.635</text:p>
          </table:table-cell>
          <table:table-cell office:value-type="float" office:value="340603" table:style-name="ce6">
            <text:p>340.603</text:p>
          </table:table-cell>
          <table:table-cell office:value-type="percentage" office:value="0.92395730193823156" table:style-name="ce7">
            <text:p>92,4%</text:p>
          </table:table-cell>
          <table:table-cell office:value-type="float" office:value="225682" table:style-name="ce5">
            <text:p>225.682</text:p>
          </table:table-cell>
          <table:table-cell office:value-type="float" office:value="118973" table:style-name="ce5">
            <text:p>118.973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218855" table:style-name="ce5">
            <text:p>1.218.855</text:p>
          </table:table-cell>
          <table:table-cell office:value-type="float" office:value="180200" table:style-name="ce5">
            <text:p>180.200</text:p>
          </table:table-cell>
          <table:table-cell office:value-type="float" office:value="298300" table:style-name="ce5">
            <text:p>298.300</text:p>
          </table:table-cell>
          <table:table-cell office:value-type="float" office:value="29150" table:style-name="ce5">
            <text:p>29.150</text:p>
          </table:table-cell>
          <table:table-cell office:value-type="float" office:value="1726505" table:style-name="ce6">
            <text:p>1.726.505</text:p>
          </table:table-cell>
          <table:table-cell office:value-type="float" office:value="1572535" table:style-name="ce6">
            <text:p>1.572.535</text:p>
          </table:table-cell>
          <table:table-cell office:value-type="percentage" office:value="0.91081983544791356" table:style-name="ce7">
            <text:p>91,1%</text:p>
          </table:table-cell>
          <table:table-cell office:value-type="float" office:value="986612" table:style-name="ce5">
            <text:p>986.612</text:p>
          </table:table-cell>
          <table:table-cell office:value-type="float" office:value="605433" table:style-name="ce5">
            <text:p>605.433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797805" table:style-name="ce5">
            <text:p>797.805</text:p>
          </table:table-cell>
          <table:table-cell office:value-type="float" office:value="121100" table:style-name="ce5">
            <text:p>121.100</text:p>
          </table:table-cell>
          <table:table-cell office:value-type="float" office:value="253800" table:style-name="ce5">
            <text:p>253.800</text:p>
          </table:table-cell>
          <table:table-cell office:value-type="float" office:value="24675" table:style-name="ce5">
            <text:p>24.675</text:p>
          </table:table-cell>
          <table:table-cell office:value-type="float" office:value="1197380" table:style-name="ce6">
            <text:p>1.197.380</text:p>
          </table:table-cell>
          <table:table-cell office:value-type="float" office:value="1127903" table:style-name="ce6">
            <text:p>1.127.903</text:p>
          </table:table-cell>
          <table:table-cell office:value-type="percentage" office:value="0.94197581386026152" table:style-name="ce7">
            <text:p>94,2%</text:p>
          </table:table-cell>
          <table:table-cell office:value-type="float" office:value="761594" table:style-name="ce5">
            <text:p>761.594</text:p>
          </table:table-cell>
          <table:table-cell office:value-type="float" office:value="386322" table:style-name="ce5">
            <text:p>386.322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853080" table:style-name="ce5">
            <text:p>2.853.080</text:p>
          </table:table-cell>
          <table:table-cell office:value-type="float" office:value="437200" table:style-name="ce5">
            <text:p>437.200</text:p>
          </table:table-cell>
          <table:table-cell office:value-type="float" office:value="969100" table:style-name="ce5">
            <text:p>969.100</text:p>
          </table:table-cell>
          <table:table-cell office:value-type="float" office:value="94450" table:style-name="ce5">
            <text:p>94.450</text:p>
          </table:table-cell>
          <table:table-cell office:value-type="float" office:value="4353830" table:style-name="ce6">
            <text:p>4.353.830</text:p>
          </table:table-cell>
          <table:table-cell office:value-type="float" office:value="3934853" table:style-name="ce6">
            <text:p>3.934.853</text:p>
          </table:table-cell>
          <table:table-cell office:value-type="percentage" office:value="0.9037681765250366" table:style-name="ce7">
            <text:p>90,4%</text:p>
          </table:table-cell>
          <table:table-cell office:value-type="float" office:value="2736602" table:style-name="ce5">
            <text:p>2.736.602</text:p>
          </table:table-cell>
          <table:table-cell office:value-type="float" office:value="1236983" table:style-name="ce5">
            <text:p>1.236.983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783270" table:style-name="ce5">
            <text:p>1.783.270</text:p>
          </table:table-cell>
          <table:table-cell office:value-type="float" office:value="272700" table:style-name="ce5">
            <text:p>272.700</text:p>
          </table:table-cell>
          <table:table-cell office:value-type="float" office:value="629800" table:style-name="ce5">
            <text:p>629.800</text:p>
          </table:table-cell>
          <table:table-cell office:value-type="float" office:value="61400" table:style-name="ce5">
            <text:p>61.400</text:p>
          </table:table-cell>
          <table:table-cell office:value-type="float" office:value="2747170" table:style-name="ce6">
            <text:p>2.747.170</text:p>
          </table:table-cell>
          <table:table-cell office:value-type="float" office:value="2565940" table:style-name="ce6">
            <text:p>2.565.940</text:p>
          </table:table-cell>
          <table:table-cell office:value-type="percentage" office:value="0.9340302929924249" table:style-name="ce7">
            <text:p>93,4%</text:p>
          </table:table-cell>
          <table:table-cell office:value-type="float" office:value="1756168" table:style-name="ce5">
            <text:p>1.756.168</text:p>
          </table:table-cell>
          <table:table-cell office:value-type="float" office:value="854060" table:style-name="ce5">
            <text:p>854.060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59305" table:style-name="ce5">
            <text:p>459.305</text:p>
          </table:table-cell>
          <table:table-cell office:value-type="float" office:value="66700" table:style-name="ce5">
            <text:p>66.700</text:p>
          </table:table-cell>
          <table:table-cell office:value-type="float" office:value="132400" table:style-name="ce5">
            <text:p>132.400</text:p>
          </table:table-cell>
          <table:table-cell office:value-type="float" office:value="12900" table:style-name="ce5">
            <text:p>12.900</text:p>
          </table:table-cell>
          <table:table-cell office:value-type="float" office:value="671305" table:style-name="ce6">
            <text:p>671.305</text:p>
          </table:table-cell>
          <table:table-cell office:value-type="float" office:value="635840" table:style-name="ce6">
            <text:p>635.840</text:p>
          </table:table-cell>
          <table:table-cell office:value-type="percentage" office:value="0.94717006427778727" table:style-name="ce7">
            <text:p>94,7%</text:p>
          </table:table-cell>
          <table:table-cell office:value-type="float" office:value="421742" table:style-name="ce5">
            <text:p>421.742</text:p>
          </table:table-cell>
          <table:table-cell office:value-type="float" office:value="221940" table:style-name="ce5">
            <text:p>221.940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280095" table:style-name="ce5">
            <text:p>1.280.095</text:p>
          </table:table-cell>
          <table:table-cell office:value-type="float" office:value="182600" table:style-name="ce5">
            <text:p>182.600</text:p>
          </table:table-cell>
          <table:table-cell office:value-type="float" office:value="336600" table:style-name="ce5">
            <text:p>336.600</text:p>
          </table:table-cell>
          <table:table-cell office:value-type="float" office:value="32900" table:style-name="ce5">
            <text:p>32.900</text:p>
          </table:table-cell>
          <table:table-cell office:value-type="float" office:value="1832195" table:style-name="ce6">
            <text:p>1.832.195</text:p>
          </table:table-cell>
          <table:table-cell office:value-type="float" office:value="1761934" table:style-name="ce6">
            <text:p>1.761.934</text:p>
          </table:table-cell>
          <table:table-cell office:value-type="percentage" office:value="0.96165200756469704" table:style-name="ce7">
            <text:p>96,2%</text:p>
          </table:table-cell>
          <table:table-cell office:value-type="float" office:value="1170133" table:style-name="ce5">
            <text:p>1.170.133</text:p>
          </table:table-cell>
          <table:table-cell office:value-type="float" office:value="612386" table:style-name="ce5">
            <text:p>612.386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33445" table:style-name="ce5">
            <text:p>133.445</text:p>
          </table:table-cell>
          <table:table-cell office:value-type="float" office:value="19500" table:style-name="ce5">
            <text:p>19.500</text:p>
          </table:table-cell>
          <table:table-cell office:value-type="float" office:value="39600" table:style-name="ce5">
            <text:p>39.600</text:p>
          </table:table-cell>
          <table:table-cell office:value-type="float" office:value="3900" table:style-name="ce5">
            <text:p>3.900</text:p>
          </table:table-cell>
          <table:table-cell office:value-type="float" office:value="196445" table:style-name="ce6">
            <text:p>196.445</text:p>
          </table:table-cell>
          <table:table-cell office:value-type="float" office:value="183177" table:style-name="ce6">
            <text:p>183.177</text:p>
          </table:table-cell>
          <table:table-cell office:value-type="percentage" office:value="0.93245946702639415" table:style-name="ce7">
            <text:p>93,2%</text:p>
          </table:table-cell>
          <table:table-cell office:value-type="float" office:value="117954" table:style-name="ce5">
            <text:p>117.954</text:p>
          </table:table-cell>
          <table:table-cell office:value-type="float" office:value="68501" table:style-name="ce5">
            <text:p>68.501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357475" table:style-name="ce5">
            <text:p>2.357.475</text:p>
          </table:table-cell>
          <table:table-cell office:value-type="float" office:value="364200" table:style-name="ce5">
            <text:p>364.200</text:p>
          </table:table-cell>
          <table:table-cell office:value-type="float" office:value="844700" table:style-name="ce5">
            <text:p>844.700</text:p>
          </table:table-cell>
          <table:table-cell office:value-type="float" office:value="82300" table:style-name="ce5">
            <text:p>82.300</text:p>
          </table:table-cell>
          <table:table-cell office:value-type="float" office:value="3648675" table:style-name="ce6">
            <text:p>3.648.675</text:p>
          </table:table-cell>
          <table:table-cell office:value-type="float" office:value="3362398" table:style-name="ce6">
            <text:p>3.362.398</text:p>
          </table:table-cell>
          <table:table-cell office:value-type="percentage" office:value="0.92153946295573053" table:style-name="ce7">
            <text:p>92,2%</text:p>
          </table:table-cell>
          <table:table-cell office:value-type="float" office:value="2291636" table:style-name="ce5">
            <text:p>2.291.636</text:p>
          </table:table-cell>
          <table:table-cell office:value-type="float" office:value="1117789" table:style-name="ce5">
            <text:p>1.117.789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504995" table:style-name="ce5">
            <text:p>504.995</text:p>
          </table:table-cell>
          <table:table-cell office:value-type="float" office:value="77300" table:style-name="ce5">
            <text:p>77.300</text:p>
          </table:table-cell>
          <table:table-cell office:value-type="float" office:value="188100" table:style-name="ce5">
            <text:p>188.100</text:p>
          </table:table-cell>
          <table:table-cell office:value-type="float" office:value="18300" table:style-name="ce5">
            <text:p>18.300</text:p>
          </table:table-cell>
          <table:table-cell office:value-type="float" office:value="788695" table:style-name="ce6">
            <text:p>788.695</text:p>
          </table:table-cell>
          <table:table-cell office:value-type="float" office:value="686702" table:style-name="ce6">
            <text:p>686.702</text:p>
          </table:table-cell>
          <table:table-cell office:value-type="percentage" office:value="0.87068131533736104" table:style-name="ce7">
            <text:p>87,1%</text:p>
          </table:table-cell>
          <table:table-cell office:value-type="float" office:value="455195" table:style-name="ce5">
            <text:p>455.195</text:p>
          </table:table-cell>
          <table:table-cell office:value-type="float" office:value="239287" table:style-name="ce5">
            <text:p>239.287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55795" table:style-name="ce5">
            <text:p>255.795</text:p>
          </table:table-cell>
          <table:table-cell office:value-type="float" office:value="38800" table:style-name="ce5">
            <text:p>38.800</text:p>
          </table:table-cell>
          <table:table-cell office:value-type="float" office:value="82300" table:style-name="ce5">
            <text:p>82.300</text:p>
          </table:table-cell>
          <table:table-cell office:value-type="float" office:value="8050" table:style-name="ce5">
            <text:p>8.050</text:p>
          </table:table-cell>
          <table:table-cell office:value-type="float" office:value="384945" table:style-name="ce6">
            <text:p>384.945</text:p>
          </table:table-cell>
          <table:table-cell office:value-type="float" office:value="373774" table:style-name="ce6">
            <text:p>373.774</text:p>
          </table:table-cell>
          <table:table-cell office:value-type="percentage" office:value="0.97098026990868824" table:style-name="ce7">
            <text:p>97,1%</text:p>
          </table:table-cell>
          <table:table-cell office:value-type="float" office:value="251369" table:style-name="ce5">
            <text:p>251.369</text:p>
          </table:table-cell>
          <table:table-cell office:value-type="float" office:value="130646" table:style-name="ce5">
            <text:p>130.646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925290" table:style-name="ce5">
            <text:p>925.290</text:p>
          </table:table-cell>
          <table:table-cell office:value-type="float" office:value="136200" table:style-name="ce5">
            <text:p>136.200</text:p>
          </table:table-cell>
          <table:table-cell office:value-type="float" office:value="276500" table:style-name="ce5">
            <text:p>276.500</text:p>
          </table:table-cell>
          <table:table-cell office:value-type="float" office:value="26950" table:style-name="ce5">
            <text:p>26.950</text:p>
          </table:table-cell>
          <table:table-cell office:value-type="float" office:value="1364940" table:style-name="ce6">
            <text:p>1.364.940</text:p>
          </table:table-cell>
          <table:table-cell office:value-type="float" office:value="1285690" table:style-name="ce6">
            <text:p>1.285.690</text:p>
          </table:table-cell>
          <table:table-cell office:value-type="percentage" office:value="0.94193883980248216" table:style-name="ce7">
            <text:p>94,2%</text:p>
          </table:table-cell>
          <table:table-cell office:value-type="float" office:value="900275" table:style-name="ce5">
            <text:p>900.275</text:p>
          </table:table-cell>
          <table:table-cell office:value-type="float" office:value="408544" table:style-name="ce5">
            <text:p>408.544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4210" table:style-name="ce5">
            <text:p>24.210</text:p>
          </table:table-cell>
          <table:table-cell office:value-type="float" office:value="3800" table:style-name="ce5">
            <text:p>3.800</text:p>
          </table:table-cell>
          <table:table-cell office:value-type="float" office:value="11000" table:style-name="ce5">
            <text:p>11.000</text:p>
          </table:table-cell>
          <table:table-cell office:value-type="float" office:value="1050" table:style-name="ce5">
            <text:p>1.050</text:p>
          </table:table-cell>
          <table:table-cell office:value-type="float" office:value="40060" table:style-name="ce6">
            <text:p>40.060</text:p>
          </table:table-cell>
          <table:table-cell office:value-type="float" office:value="35726" table:style-name="ce6">
            <text:p>35.726</text:p>
          </table:table-cell>
          <table:table-cell office:value-type="percentage" office:value="0.89181228157763359" table:style-name="ce7">
            <text:p>89,2%</text:p>
          </table:table-cell>
          <table:table-cell office:value-type="float" office:value="27799" table:style-name="ce5">
            <text:p>27.799</text:p>
          </table:table-cell>
          <table:table-cell office:value-type="float" office:value="8704" table:style-name="ce5">
            <text:p>8.704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4210" table:style-name="ce5">
            <text:p>24.210</text:p>
          </table:table-cell>
          <table:table-cell office:value-type="float" office:value="3700" table:style-name="ce5">
            <text:p>3.700</text:p>
          </table:table-cell>
          <table:table-cell office:value-type="float" office:value="11000" table:style-name="ce5">
            <text:p>11.000</text:p>
          </table:table-cell>
          <table:table-cell office:value-type="float" office:value="1050" table:style-name="ce5">
            <text:p>1.050</text:p>
          </table:table-cell>
          <table:table-cell office:value-type="float" office:value="39960" table:style-name="ce6">
            <text:p>39.960</text:p>
          </table:table-cell>
          <table:table-cell office:value-type="float" office:value="33912" table:style-name="ce6">
            <text:p>33.912</text:p>
          </table:table-cell>
          <table:table-cell office:value-type="percentage" office:value="0.84864864864864864" table:style-name="ce7">
            <text:p>84,9%</text:p>
          </table:table-cell>
          <table:table-cell office:value-type="float" office:value="26586" table:style-name="ce5">
            <text:p>26.586</text:p>
          </table:table-cell>
          <table:table-cell office:value-type="float" office:value="8305" table:style-name="ce5">
            <text:p>8.305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79211" table:style-name="ce6">
            <text:p>79.211</text:p>
          </table:table-cell>
          <table:table-cell office:value-type="percentage" office:value="0.86721042259689074" table:style-name="ce7">
            <text:p>86,7%</text:p>
          </table:table-cell>
          <table:table-cell office:value-type="float" office:value="68689" table:style-name="ce5">
            <text:p>68.689</text:p>
          </table:table-cell>
          <table:table-cell office:value-type="float" office:value="10522" table:style-name="ce5">
            <text:p>10.522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7950335" table:style-name="ce11">
            <text:p>17.950.335</text:p>
          </table:table-cell>
          <table:table-cell office:value-type="float" office:value="2709000" table:style-name="ce12">
            <text:p>2.709.000</text:p>
          </table:table-cell>
          <table:table-cell office:value-type="float" office:value="5975400" table:style-name="ce13">
            <text:p>5.975.400</text:p>
          </table:table-cell>
          <table:table-cell office:value-type="float" office:value="575825" table:style-name="ce14">
            <text:p>575.825</text:p>
          </table:table-cell>
          <table:table-cell office:value-type="float" office:value="27210560" table:style-name="ce15">
            <text:p>27.210.560</text:p>
          </table:table-cell>
          <table:table-cell office:value-type="float" office:value="25280864" table:style-name="ce15">
            <text:p>25.280.864</text:p>
          </table:table-cell>
          <table:table-cell office:value-type="percentage" office:value="0.92908282666729392" table:style-name="ce16">
            <text:p>92,9%</text:p>
          </table:table-cell>
          <table:table-cell office:value-type="float" office:value="17187731" table:style-name="ce15">
            <text:p>17.187.731</text:p>
          </table:table-cell>
          <table:table-cell office:value-type="float" office:value="8434233" table:style-name="ce15">
            <text:p>8.434.233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557" table:style-name="ce5">
            <text:p>18.557</text:p>
          </table:table-cell>
          <table:table-cell office:value-type="float" office:value="17875" table:style-name="ce5">
            <text:p>17.875</text:p>
          </table:table-cell>
          <table:table-cell office:value-type="percentage" office:value="0.99886963074604374" table:style-name="ce25">
            <text:p>99,9%</text:p>
          </table:table-cell>
          <table:table-cell office:value-type="percentage" office:value="0.96215954354612987" table:style-name="ce25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56" table:style-name="ce5">
            <text:p>5.456</text:p>
          </table:table-cell>
          <table:table-cell office:value-type="float" office:value="5202" table:style-name="ce5">
            <text:p>5.202</text:p>
          </table:table-cell>
          <table:table-cell office:value-type="percentage" office:value="0.99272197962154296" table:style-name="ce25">
            <text:p>99,3%</text:p>
          </table:table-cell>
          <table:table-cell office:value-type="percentage" office:value="0.94650655021834063" table:style-name="ce25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62" table:style-name="ce5">
            <text:p>10.862</text:p>
          </table:table-cell>
          <table:table-cell office:value-type="float" office:value="10862" table:style-name="ce5">
            <text:p>10.862</text:p>
          </table:table-cell>
          <table:table-cell office:value-type="float" office:value="9890" table:style-name="ce5">
            <text:p>9.89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1051371754741295" table:style-name="ce25">
            <text:p>91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205" table:style-name="ce5">
            <text:p>7.205</text:p>
          </table:table-cell>
          <table:table-cell office:value-type="float" office:value="7026" table:style-name="ce5">
            <text:p>7.026</text:p>
          </table:table-cell>
          <table:table-cell office:value-type="percentage" office:value="0.96452476572958501" table:style-name="ce25">
            <text:p>96,5%</text:p>
          </table:table-cell>
          <table:table-cell office:value-type="percentage" office:value="0.94056224899598395" table:style-name="ce25">
            <text:p>94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525" table:style-name="ce5">
            <text:p>25.525</text:p>
          </table:table-cell>
          <table:table-cell office:value-type="float" office:value="24325" table:style-name="ce5">
            <text:p>24.325</text:p>
          </table:table-cell>
          <table:table-cell office:value-type="percentage" office:value="0.99839630759602593" table:style-name="ce25">
            <text:p>99,8%</text:p>
          </table:table-cell>
          <table:table-cell office:value-type="percentage" office:value="0.95145896894312754" table:style-name="ce25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93" table:style-name="ce5">
            <text:p>80.293</text:p>
          </table:table-cell>
          <table:table-cell office:value-type="float" office:value="80293" table:style-name="ce5">
            <text:p>80.293</text:p>
          </table:table-cell>
          <table:table-cell office:value-type="float" office:value="70077" table:style-name="ce5">
            <text:p>70.07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7276599454497905" table:style-name="ce25">
            <text:p>87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297" table:style-name="ce5">
            <text:p>30.297</text:p>
          </table:table-cell>
          <table:table-cell office:value-type="float" office:value="30297" table:style-name="ce5">
            <text:p>30.297</text:p>
          </table:table-cell>
          <table:table-cell office:value-type="float" office:value="28226" table:style-name="ce5">
            <text:p>28.2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164339703601018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5276" table:style-name="ce5">
            <text:p>15.276</text:p>
          </table:table-cell>
          <table:table-cell office:value-type="float" office:value="15252" table:style-name="ce5">
            <text:p>15.252</text:p>
          </table:table-cell>
          <table:table-cell office:value-type="float" office:value="14272" table:style-name="ce5">
            <text:p>14.272</text:p>
          </table:table-cell>
          <table:table-cell office:value-type="percentage" office:value="0.99842890809112328" table:style-name="ce25">
            <text:p>99,8%</text:p>
          </table:table-cell>
          <table:table-cell office:value-type="percentage" office:value="0.93427598847865934" table:style-name="ce25">
            <text:p>93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700" table:style-name="ce5">
            <text:p>23.700</text:p>
          </table:table-cell>
          <table:table-cell office:value-type="float" office:value="23088" table:style-name="ce5">
            <text:p>23.088</text:p>
          </table:table-cell>
          <table:table-cell office:value-type="percentage" office:value="0.99579831932773111" table:style-name="ce25">
            <text:p>99,6%</text:p>
          </table:table-cell>
          <table:table-cell office:value-type="percentage" office:value="0.97008403361344542" table:style-name="ce25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90" table:style-name="ce5">
            <text:p>3.390</text:p>
          </table:table-cell>
          <table:table-cell office:value-type="float" office:value="3295" table:style-name="ce5">
            <text:p>3.29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1976401179941" table:style-name="ce25">
            <text:p>97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604" table:style-name="ce5">
            <text:p>52.604</text:p>
          </table:table-cell>
          <table:table-cell office:value-type="float" office:value="52604" table:style-name="ce5">
            <text:p>52.604</text:p>
          </table:table-cell>
          <table:table-cell office:value-type="float" office:value="50860" table:style-name="ce5">
            <text:p>50.86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684662763287965" table:style-name="ce25">
            <text:p>96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482" table:style-name="ce5">
            <text:p>11.482</text:p>
          </table:table-cell>
          <table:table-cell office:value-type="float" office:value="11047" table:style-name="ce5">
            <text:p>11.047</text:p>
          </table:table-cell>
          <table:table-cell office:value-type="percentage" office:value="0.96609171224232226" table:style-name="ce25">
            <text:p>96,6%</text:p>
          </table:table-cell>
          <table:table-cell office:value-type="percentage" office:value="0.92949095498527556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86" table:style-name="ce5">
            <text:p>8.386</text:p>
          </table:table-cell>
          <table:table-cell office:value-type="float" office:value="8386" table:style-name="ce5">
            <text:p>8.386</text:p>
          </table:table-cell>
          <table:table-cell office:value-type="float" office:value="8235" table:style-name="ce5">
            <text:p>8.23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8199379918912477" table:style-name="ce25">
            <text:p>98,2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34" table:style-name="ce5">
            <text:p>334</text:p>
          </table:table-cell>
          <table:table-cell office:value-type="float" office:value="334" table:style-name="ce5">
            <text:p>334</text:p>
          </table:table-cell>
          <table:table-cell office:value-type="float" office:value="326" table:style-name="ce5">
            <text:p>3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60479041916168" table:style-name="ce25">
            <text:p>97,6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9109" table:style-name="ce15">
            <text:p>419.109</text:p>
          </table:table-cell>
          <table:table-cell office:value-type="float" office:value="417832" table:style-name="ce15">
            <text:p>417.832</text:p>
          </table:table-cell>
          <table:table-cell office:value-type="float" office:value="390900" table:style-name="ce15">
            <text:p>390.900</text:p>
          </table:table-cell>
          <table:table-cell office:value-type="percentage" office:value="0.99695305994383321" table:style-name="ce26">
            <text:p>99,7%</text:p>
          </table:table-cell>
          <table:table-cell office:value-type="percentage" office:value="0.93269292713828622" table:style-name="ce26">
            <text:p>93,3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874911" table:style-name="ce23">
            <text:p>1.874.911</text:p>
          </table:table-cell>
          <table:table-cell office:value-type="percentage" office:value="0.94690370517018818" table:style-name="ce28">
            <text:p>94,7%</text:p>
          </table:table-cell>
          <table:table-cell office:value-type="float" office:value="1134196" table:style-name="ce23">
            <text:p>1.134.196</text:p>
          </table:table-cell>
          <table:table-cell office:value-type="percentage" office:value="0.57281353343663066" table:style-name="ce28">
            <text:p>57,3%</text:p>
          </table:table-cell>
          <table:table-cell office:value-type="date" office:date-value="2021-05-25T00:00:00" table:style-name="ce29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56094" table:style-name="ce5">
            <text:p>356.094</text:p>
          </table:table-cell>
          <table:table-cell office:value-type="percentage" office:value="0.95179470182744452" table:style-name="ce30">
            <text:p>95,2%</text:p>
          </table:table-cell>
          <table:table-cell office:value-type="float" office:value="239150" table:style-name="ce5">
            <text:p>239.150</text:p>
          </table:table-cell>
          <table:table-cell office:value-type="percentage" office:value="0.63921802372978309" table:style-name="ce30">
            <text:p>63,9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34184" table:style-name="ce5">
            <text:p>334.184</text:p>
          </table:table-cell>
          <table:table-cell office:value-type="percentage" office:value="0.96382456514779635" table:style-name="ce30">
            <text:p>96,4%</text:p>
          </table:table-cell>
          <table:table-cell office:value-type="float" office:value="202735" table:style-name="ce5">
            <text:p>202.735</text:p>
          </table:table-cell>
          <table:table-cell office:value-type="percentage" office:value="0.58471073784274086" table:style-name="ce30">
            <text:p>58,5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19378" table:style-name="ce5">
            <text:p>219.378</text:p>
          </table:table-cell>
          <table:table-cell office:value-type="percentage" office:value="0.88713206005928291" table:style-name="ce30">
            <text:p>88,7%</text:p>
          </table:table-cell>
          <table:table-cell office:value-type="float" office:value="117814" table:style-name="ce5">
            <text:p>117.814</text:p>
          </table:table-cell>
          <table:table-cell office:value-type="percentage" office:value="0.47642232367796383" table:style-name="ce30">
            <text:p>47,6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429017" table:style-name="ce5">
            <text:p>429.017</text:p>
          </table:table-cell>
          <table:table-cell office:value-type="percentage" office:value="0.89404804327938003" table:style-name="ce30">
            <text:p>89,4%</text:p>
          </table:table-cell>
          <table:table-cell office:value-type="float" office:value="229761" table:style-name="ce5">
            <text:p>229.761</text:p>
          </table:table-cell>
          <table:table-cell office:value-type="percentage" office:value="0.47880940026132679" table:style-name="ce30">
            <text:p>47,9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65776" table:style-name="ce5">
            <text:p>165.776</text:p>
          </table:table-cell>
          <table:table-cell office:value-type="percentage" office:value="0.96688888500055403" table:style-name="ce30">
            <text:p>96,7%</text:p>
          </table:table-cell>
          <table:table-cell office:value-type="float" office:value="98423" table:style-name="ce5">
            <text:p>98.423</text:p>
          </table:table-cell>
          <table:table-cell office:value-type="percentage" office:value="0.57405236420476746" table:style-name="ce30">
            <text:p>57,4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72753" table:style-name="ce5">
            <text:p>772.753</text:p>
          </table:table-cell>
          <table:table-cell office:value-type="percentage" office:value="0.98109674192082186" table:style-name="ce30">
            <text:p>98,1%</text:p>
          </table:table-cell>
          <table:table-cell office:value-type="float" office:value="519833" table:style-name="ce5">
            <text:p>519.833</text:p>
          </table:table-cell>
          <table:table-cell office:value-type="percentage" office:value="0.65998638975575197" table:style-name="ce30">
            <text:p>66,0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94009" table:style-name="ce5">
            <text:p>494.009</text:p>
          </table:table-cell>
          <table:table-cell office:value-type="percentage" office:value="0.9634706936667583" table:style-name="ce30">
            <text:p>96,3%</text:p>
          </table:table-cell>
          <table:table-cell office:value-type="float" office:value="304821" table:style-name="ce5">
            <text:p>304.821</text:p>
          </table:table-cell>
          <table:table-cell office:value-type="percentage" office:value="0.59449544505099083" table:style-name="ce30">
            <text:p>59,4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740704" table:style-name="ce5">
            <text:p>1.740.704</text:p>
          </table:table-cell>
          <table:table-cell office:value-type="percentage" office:value="0.90658266981654856" table:style-name="ce30">
            <text:p>90,7%</text:p>
          </table:table-cell>
          <table:table-cell office:value-type="float" office:value="969926" table:style-name="ce5">
            <text:p>969.926</text:p>
          </table:table-cell>
          <table:table-cell office:value-type="percentage" office:value="0.50515084850984759" table:style-name="ce30">
            <text:p>50,5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227039" table:style-name="ce5">
            <text:p>1.227.039</text:p>
          </table:table-cell>
          <table:table-cell office:value-type="percentage" office:value="0.94743193879181942" table:style-name="ce30">
            <text:p>94,7%</text:p>
          </table:table-cell>
          <table:table-cell office:value-type="float" office:value="714617" table:style-name="ce5">
            <text:p>714.617</text:p>
          </table:table-cell>
          <table:table-cell office:value-type="percentage" office:value="0.55177624330081898" table:style-name="ce30">
            <text:p>55,2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96631" table:style-name="ce5">
            <text:p>296.631</text:p>
          </table:table-cell>
          <table:table-cell office:value-type="percentage" office:value="1.0117778278042691" table:style-name="ce30">
            <text:p>101,2%</text:p>
          </table:table-cell>
          <table:table-cell office:value-type="float" office:value="181810" table:style-name="ce5">
            <text:p>181.810</text:p>
          </table:table-cell>
          <table:table-cell office:value-type="percentage" office:value="0.62013520796239829" table:style-name="ce30">
            <text:p>62,0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46970" table:style-name="ce5">
            <text:p>846.970</text:p>
          </table:table-cell>
          <table:table-cell office:value-type="percentage" office:value="0.97242106979291409" table:style-name="ce30">
            <text:p>97,2%</text:p>
          </table:table-cell>
          <table:table-cell office:value-type="float" office:value="537739" table:style-name="ce5">
            <text:p>537.739</text:p>
          </table:table-cell>
          <table:table-cell office:value-type="percentage" office:value="0.61738755050281802" table:style-name="ce30">
            <text:p>61,7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6636" table:style-name="ce5">
            <text:p>86.636</text:p>
          </table:table-cell>
          <table:table-cell office:value-type="percentage" office:value="0.98394094264622378" table:style-name="ce30">
            <text:p>98,4%</text:p>
          </table:table-cell>
          <table:table-cell office:value-type="float" office:value="57627" table:style-name="ce5">
            <text:p>57.627</text:p>
          </table:table-cell>
          <table:table-cell office:value-type="percentage" office:value="0.65448040885860304" table:style-name="ce30">
            <text:p>65,4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80476" table:style-name="ce5">
            <text:p>1.480.476</text:p>
          </table:table-cell>
          <table:table-cell office:value-type="percentage" office:value="0.92905669565479321" table:style-name="ce30">
            <text:p>92,9%</text:p>
          </table:table-cell>
          <table:table-cell office:value-type="float" office:value="890213" table:style-name="ce5">
            <text:p>890.213</text:p>
          </table:table-cell>
          <table:table-cell office:value-type="percentage" office:value="0.55864353640919573" table:style-name="ce30">
            <text:p>55,9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95165" table:style-name="ce5">
            <text:p>295.165</text:p>
          </table:table-cell>
          <table:table-cell office:value-type="percentage" office:value="0.92360574380669569" table:style-name="ce30">
            <text:p>92,4%</text:p>
          </table:table-cell>
          <table:table-cell office:value-type="float" office:value="181984" table:style-name="ce5">
            <text:p>181.984</text:p>
          </table:table-cell>
          <table:table-cell office:value-type="percentage" office:value="0.56944918157951552" table:style-name="ce30">
            <text:p>56,9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65128" table:style-name="ce5">
            <text:p>165.128</text:p>
          </table:table-cell>
          <table:table-cell office:value-type="percentage" office:value="0.96678024847484223" table:style-name="ce30">
            <text:p>96,7%</text:p>
          </table:table-cell>
          <table:table-cell office:value-type="float" office:value="103961" table:style-name="ce5">
            <text:p>103.961</text:p>
          </table:table-cell>
          <table:table-cell office:value-type="percentage" office:value="0.60866383297619464" table:style-name="ce30">
            <text:p>60,9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631903" table:style-name="ce5">
            <text:p>631.903</text:p>
          </table:table-cell>
          <table:table-cell office:value-type="percentage" office:value="0.97044152652998539" table:style-name="ce30">
            <text:p>97,0%</text:p>
          </table:table-cell>
          <table:table-cell office:value-type="float" office:value="327799" table:style-name="ce5">
            <text:p>327.799</text:p>
          </table:table-cell>
          <table:table-cell office:value-type="percentage" office:value="0.50341549566152188" table:style-name="ce30">
            <text:p>50,3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2288" table:style-name="ce5">
            <text:p>12.288</text:p>
          </table:table-cell>
          <table:table-cell office:value-type="percentage" office:value="0.83139377537212444" table:style-name="ce30">
            <text:p>83,1%</text:p>
          </table:table-cell>
          <table:table-cell office:value-type="float" office:value="6711" table:style-name="ce5">
            <text:p>6.711</text:p>
          </table:table-cell>
          <table:table-cell office:value-type="percentage" office:value="0.45405953991880921" table:style-name="ce30">
            <text:p>45,4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1074" table:style-name="ce5">
            <text:p>11.074</text:p>
          </table:table-cell>
          <table:table-cell office:value-type="percentage" office:value="0.79531743751795458" table:style-name="ce30">
            <text:p>79,5%</text:p>
          </table:table-cell>
          <table:table-cell office:value-type="float" office:value="6520" table:style-name="ce5">
            <text:p>6.520</text:p>
          </table:table-cell>
          <table:table-cell office:value-type="percentage" office:value="0.46825624820453893" table:style-name="ce30">
            <text:p>46,8%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97" table:style-name="ce5">
            <text:p>3.297</text:p>
          </table:table-cell>
          <table:table-cell office:value-type="string" table:style-name="ce30">
            <text:p>-</text:p>
          </table:table-cell>
          <table:table-cell office:value-type="float" office:value="636" table:style-name="ce5">
            <text:p>636</text:p>
          </table:table-cell>
          <table:table-cell office:value-type="string" table:style-name="ce30">
            <text:p>-</text:p>
          </table:table-cell>
          <table:table-cell office:value-type="date" office:date-value="2021-05-25T00:00:00" table:style-name="ce8">
            <text:p>25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1443433" table:style-name="ce15">
            <text:p>11.443.433</text:p>
          </table:table-cell>
          <table:table-cell office:value-type="percentage" office:value="0.9433172135482033" table:style-name="ce16">
            <text:p>94,3%</text:p>
          </table:table-cell>
          <table:table-cell office:value-type="float" office:value="6826276" table:style-name="ce15">
            <text:p>6.826.276</text:p>
          </table:table-cell>
          <table:table-cell office:value-type="percentage" office:value="0.56271082770624647" table:style-name="ce16">
            <text:p>56,3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con al menos 1 dosis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Con al menos 1 dosis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29255" table:style-name="ce39">
            <text:p>429.255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36895" table:style-name="ce39">
            <text:p>636.895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7926446190771255" table:style-name="ce40">
            <text:p>97,9%</text:p>
          </table:table-cell>
          <table:table-cell office:value-type="float" office:value="808761" table:style-name="ce39">
            <text:p>808.761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88278518622011537" table:style-name="ce40">
            <text:p>88,3%</text:p>
          </table:table-cell>
          <table:table-cell office:value-type="float" office:value="659023" table:style-name="ce39">
            <text:p>659.023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0.52095815010185598" table:style-name="ce40">
            <text:p>52,1%</text:p>
          </table:table-cell>
          <table:table-cell office:value-type="float" office:value="381554" table:style-name="ce39">
            <text:p>381.554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0.12678819996537494" table:style-name="ce40">
            <text:p>12,7%</text:p>
          </table:table-cell>
          <table:table-cell office:value-type="float" office:value="37728" table:style-name="ce39">
            <text:p>37.728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6.0283200659587186E-2" table:style-name="ce40">
            <text:p>6,0%</text:p>
          </table:table-cell>
          <table:table-cell office:value-type="float" office:value="505" table:style-name="ce39">
            <text:p>505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7759302114654162E-3" table:style-name="ce40">
            <text:p>0,3%</text:p>
          </table:table-cell>
          <table:table-cell office:value-type="float" office:value="2953721" table:style-name="ce39">
            <text:p>2.953.721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41824297851112674" table:style-name="ce40">
            <text:p>41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100174" table:style-name="ce42">
            <text:p>100.174</text:p>
          </table:table-cell>
          <table:table-cell office:value-type="float" office:value="98807" table:style-name="ce42">
            <text:p>98.807</text:p>
          </table:table-cell>
          <table:table-cell office:value-type="percentage" office:value="1" table:style-name="ce43">
            <text:p>100,0%</text:p>
          </table:table-cell>
          <table:table-cell office:value-type="float" office:value="116070" table:style-name="ce42">
            <text:p>116.070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7574713126812662" table:style-name="ce43">
            <text:p>97,6%</text:p>
          </table:table-cell>
          <table:table-cell office:value-type="float" office:value="139850" table:style-name="ce42">
            <text:p>139.850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89437029552271263" table:style-name="ce43">
            <text:p>89,4%</text:p>
          </table:table-cell>
          <table:table-cell office:value-type="float" office:value="85309" table:style-name="ce42">
            <text:p>85.309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0.43027548848516639" table:style-name="ce43">
            <text:p>43,0%</text:p>
          </table:table-cell>
          <table:table-cell office:value-type="float" office:value="60779" table:style-name="ce42">
            <text:p>60.779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0.13625042873187276" table:style-name="ce43">
            <text:p>13,6%</text:p>
          </table:table-cell>
          <table:table-cell office:value-type="float" office:value="6637" table:style-name="ce42">
            <text:p>6.637</text:p>
          </table:table-cell>
          <table:table-cell office:value-type="float" office:value="89180" table:style-name="ce42">
            <text:p>89.180</text:p>
          </table:table-cell>
          <table:table-cell office:value-type="percentage" office:value="7.4422516259250948E-2" table:style-name="ce43">
            <text:p>7,4%</text:p>
          </table:table-cell>
          <table:table-cell office:value-type="float" office:value="56" table:style-name="ce42">
            <text:p>56</text:p>
          </table:table-cell>
          <table:table-cell office:value-type="float" office:value="25106" table:style-name="ce42">
            <text:p>25.106</text:p>
          </table:table-cell>
          <table:table-cell office:value-type="percentage" office:value="2.2305424998008442E-3" table:style-name="ce43">
            <text:p>0,2%</text:p>
          </table:table-cell>
          <table:table-cell office:value-type="float" office:value="508875" table:style-name="ce42">
            <text:p>508.875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44923302647329894" table:style-name="ce43">
            <text:p>44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7978" table:style-name="ce42">
            <text:p>87.978</text:p>
          </table:table-cell>
          <table:table-cell office:value-type="float" office:value="87826" table:style-name="ce42">
            <text:p>87.826</text:p>
          </table:table-cell>
          <table:table-cell office:value-type="percentage" office:value="1" table:style-name="ce43">
            <text:p>100,0%</text:p>
          </table:table-cell>
          <table:table-cell office:value-type="float" office:value="112140" table:style-name="ce42">
            <text:p>112.140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1" table:style-name="ce43">
            <text:p>100,0%</text:p>
          </table:table-cell>
          <table:table-cell office:value-type="float" office:value="134066" table:style-name="ce42">
            <text:p>134.066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89585170929890678" table:style-name="ce43">
            <text:p>89,6%</text:p>
          </table:table-cell>
          <table:table-cell office:value-type="float" office:value="81325" table:style-name="ce42">
            <text:p>81.325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50001537089981252" table:style-name="ce43">
            <text:p>50,0%</text:p>
          </table:table-cell>
          <table:table-cell office:value-type="float" office:value="44949" table:style-name="ce42">
            <text:p>44.949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3955199552926931" table:style-name="ce43">
            <text:p>14,0%</text:p>
          </table:table-cell>
          <table:table-cell office:value-type="float" office:value="4534" table:style-name="ce42">
            <text:p>4.534</text:p>
          </table:table-cell>
          <table:table-cell office:value-type="float" office:value="54179" table:style-name="ce42">
            <text:p>54.179</text:p>
          </table:table-cell>
          <table:table-cell office:value-type="percentage" office:value="8.3685560826150349E-2" table:style-name="ce43">
            <text:p>8,4%</text:p>
          </table:table-cell>
          <table:table-cell office:value-type="float" office:value="43" table:style-name="ce42">
            <text:p>43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7629634389256569E-3" table:style-name="ce43">
            <text:p>0,3%</text:p>
          </table:table-cell>
          <table:table-cell office:value-type="float" office:value="465035" table:style-name="ce42">
            <text:p>465.035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51601237892653096" table:style-name="ce43">
            <text:p>51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50208" table:style-name="ce42">
            <text:p>50.208</text:p>
          </table:table-cell>
          <table:table-cell office:value-type="float" office:value="49542" table:style-name="ce42">
            <text:p>49.542</text:p>
          </table:table-cell>
          <table:table-cell office:value-type="percentage" office:value="1" table:style-name="ce43">
            <text:p>100,0%</text:p>
          </table:table-cell>
          <table:table-cell office:value-type="float" office:value="75535" table:style-name="ce42">
            <text:p>75.535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93813651944955045" table:style-name="ce43">
            <text:p>93,8%</text:p>
          </table:table-cell>
          <table:table-cell office:value-type="float" office:value="93635" table:style-name="ce42">
            <text:p>93.635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0.79872218099308201" table:style-name="ce43">
            <text:p>79,9%</text:p>
          </table:table-cell>
          <table:table-cell office:value-type="float" office:value="93082" table:style-name="ce42">
            <text:p>93.082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0.56142149737329383" table:style-name="ce43">
            <text:p>56,1%</text:p>
          </table:table-cell>
          <table:table-cell office:value-type="float" office:value="50156" table:style-name="ce42">
            <text:p>50.156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0.1080822490486021" table:style-name="ce43">
            <text:p>10,8%</text:p>
          </table:table-cell>
          <table:table-cell office:value-type="float" office:value="4379" table:style-name="ce42">
            <text:p>4.379</text:p>
          </table:table-cell>
          <table:table-cell office:value-type="float" office:value="85839" table:style-name="ce42">
            <text:p>85.839</text:p>
          </table:table-cell>
          <table:table-cell office:value-type="percentage" office:value="5.1014107806474911E-2" table:style-name="ce43">
            <text:p>5,1%</text:p>
          </table:table-cell>
          <table:table-cell office:value-type="float" office:value="41" table:style-name="ce42">
            <text:p>41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7596566523605151E-3" table:style-name="ce43">
            <text:p>0,2%</text:p>
          </table:table-cell>
          <table:table-cell office:value-type="float" office:value="367036" table:style-name="ce42">
            <text:p>367.036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37214216261321592" table:style-name="ce43">
            <text:p>37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90192" table:style-name="ce42">
            <text:p>90.192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9951238973358747" table:style-name="ce43">
            <text:p>100,0%</text:p>
          </table:table-cell>
          <table:table-cell office:value-type="float" office:value="144187" table:style-name="ce42">
            <text:p>144.187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9330619746199792" table:style-name="ce43">
            <text:p>93,3%</text:p>
          </table:table-cell>
          <table:table-cell office:value-type="float" office:value="194638" table:style-name="ce42">
            <text:p>194.638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0.82792268558691917" table:style-name="ce43">
            <text:p>82,8%</text:p>
          </table:table-cell>
          <table:table-cell office:value-type="float" office:value="156219" table:style-name="ce42">
            <text:p>156.219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44568802209339481" table:style-name="ce43">
            <text:p>44,6%</text:p>
          </table:table-cell>
          <table:table-cell office:value-type="float" office:value="101939" table:style-name="ce42">
            <text:p>101.939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0.12246234131937228" table:style-name="ce43">
            <text:p>12,2%</text:p>
          </table:table-cell>
          <table:table-cell office:value-type="float" office:value="7778" table:style-name="ce42">
            <text:p>7.778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4.745605525354029E-2" table:style-name="ce43">
            <text:p>4,7%</text:p>
          </table:table-cell>
          <table:table-cell office:value-type="float" office:value="75" table:style-name="ce42">
            <text:p>75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691017316017316E-3" table:style-name="ce43">
            <text:p>0,2%</text:p>
          </table:table-cell>
          <table:table-cell office:value-type="float" office:value="695028" table:style-name="ce42">
            <text:p>695.028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37146752622749035" table:style-name="ce43">
            <text:p>37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937" table:style-name="ce42">
            <text:p>41.937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5119" table:style-name="ce42">
            <text:p>55.119</text:p>
          </table:table-cell>
          <table:table-cell office:value-type="float" office:value="53066" table:style-name="ce42">
            <text:p>53.066</text:p>
          </table:table-cell>
          <table:table-cell office:value-type="percentage" office:value="1" table:style-name="ce43">
            <text:p>100,0%</text:p>
          </table:table-cell>
          <table:table-cell office:value-type="float" office:value="68720" table:style-name="ce42">
            <text:p>68.720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88848665072079647" table:style-name="ce43">
            <text:p>88,8%</text:p>
          </table:table-cell>
          <table:table-cell office:value-type="float" office:value="32793" table:style-name="ce42">
            <text:p>32.793</text:p>
          </table:table-cell>
          <table:table-cell office:value-type="float" office:value="89964" table:style-name="ce42">
            <text:p>89.964</text:p>
          </table:table-cell>
          <table:table-cell office:value-type="percentage" office:value="0.3645124716553288" table:style-name="ce43">
            <text:p>36,5%</text:p>
          </table:table-cell>
          <table:table-cell office:value-type="float" office:value="25326" table:style-name="ce42">
            <text:p>25.326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0.13038441935533693" table:style-name="ce43">
            <text:p>13,0%</text:p>
          </table:table-cell>
          <table:table-cell office:value-type="float" office:value="1778" table:style-name="ce42">
            <text:p>1.778</text:p>
          </table:table-cell>
          <table:table-cell office:value-type="float" office:value="34935" table:style-name="ce42">
            <text:p>34.935</text:p>
          </table:table-cell>
          <table:table-cell office:value-type="percentage" office:value="5.0894518391298126E-2" table:style-name="ce43">
            <text:p>5,1%</text:p>
          </table:table-cell>
          <table:table-cell office:value-type="float" office:value="9" table:style-name="ce42">
            <text:p>9</text:p>
          </table:table-cell>
          <table:table-cell office:value-type="float" office:value="10791" table:style-name="ce42">
            <text:p>10.791</text:p>
          </table:table-cell>
          <table:table-cell office:value-type="percentage" office:value="8.3402835696413675E-4" table:style-name="ce43">
            <text:p>0,1%</text:p>
          </table:table-cell>
          <table:table-cell office:value-type="float" office:value="225682" table:style-name="ce42">
            <text:p>225.682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45011807317345587" table:style-name="ce43">
            <text:p>45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7671" table:style-name="ce42">
            <text:p>227.671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6575" table:style-name="ce42">
            <text:p>246.575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1" table:style-name="ce43">
            <text:p>100,0%</text:p>
          </table:table-cell>
          <table:table-cell office:value-type="float" office:value="298507" table:style-name="ce42">
            <text:p>298.507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9370069842266342" table:style-name="ce43">
            <text:p>93,7%</text:p>
          </table:table-cell>
          <table:table-cell office:value-type="float" office:value="106161" table:style-name="ce42">
            <text:p>106.161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2785098707942546" table:style-name="ce43">
            <text:p>27,9%</text:p>
          </table:table-cell>
          <table:table-cell office:value-type="float" office:value="98569" table:style-name="ce42">
            <text:p>98.569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0.13339062182826983" table:style-name="ce43">
            <text:p>13,3%</text:p>
          </table:table-cell>
          <table:table-cell office:value-type="float" office:value="9017" table:style-name="ce42">
            <text:p>9.017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6.2435086067219675E-2" table:style-name="ce43">
            <text:p>6,2%</text:p>
          </table:table-cell>
          <table:table-cell office:value-type="float" office:value="112" table:style-name="ce42">
            <text:p>112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7529249827942187E-3" table:style-name="ce43">
            <text:p>0,3%</text:p>
          </table:table-cell>
          <table:table-cell office:value-type="float" office:value="986612" table:style-name="ce42">
            <text:p>986.612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47141513125736728" table:style-name="ce43">
            <text:p>47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6712" table:style-name="ce42">
            <text:p>136.712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1" table:style-name="ce43">
            <text:p>100,0%</text:p>
          </table:table-cell>
          <table:table-cell office:value-type="float" office:value="155626" table:style-name="ce42">
            <text:p>155.626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7815852823049509" table:style-name="ce43">
            <text:p>97,8%</text:p>
          </table:table-cell>
          <table:table-cell office:value-type="float" office:value="201671" table:style-name="ce42">
            <text:p>201.671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92321601875080117" table:style-name="ce43">
            <text:p>92,3%</text:p>
          </table:table-cell>
          <table:table-cell office:value-type="float" office:value="173319" table:style-name="ce42">
            <text:p>173.319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56367935266913405" table:style-name="ce43">
            <text:p>56,4%</text:p>
          </table:table-cell>
          <table:table-cell office:value-type="float" office:value="86278" table:style-name="ce42">
            <text:p>86.278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0.12188482267098953" table:style-name="ce43">
            <text:p>12,2%</text:p>
          </table:table-cell>
          <table:table-cell office:value-type="float" office:value="7878" table:style-name="ce42">
            <text:p>7.878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5.2689308310705063E-2" table:style-name="ce43">
            <text:p>5,3%</text:p>
          </table:table-cell>
          <table:table-cell office:value-type="float" office:value="110" table:style-name="ce42">
            <text:p>110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5965442356717969E-3" table:style-name="ce43">
            <text:p>0,3%</text:p>
          </table:table-cell>
          <table:table-cell office:value-type="float" office:value="761594" table:style-name="ce42">
            <text:p>761.594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44279647713556797" table:style-name="ce43">
            <text:p>44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52412" table:style-name="ce42">
            <text:p>452.412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1" table:style-name="ce43">
            <text:p>100,0%</text:p>
          </table:table-cell>
          <table:table-cell office:value-type="float" office:value="595658" table:style-name="ce42">
            <text:p>595.658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93761294019128216" table:style-name="ce43">
            <text:p>93,8%</text:p>
          </table:table-cell>
          <table:table-cell office:value-type="float" office:value="692634" table:style-name="ce42">
            <text:p>692.634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0.82694273052016276" table:style-name="ce43">
            <text:p>82,7%</text:p>
          </table:table-cell>
          <table:table-cell office:value-type="float" office:value="602928" table:style-name="ce42">
            <text:p>602.928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0.55224312590448621" table:style-name="ce43">
            <text:p>55,2%</text:p>
          </table:table-cell>
          <table:table-cell office:value-type="float" office:value="345613" table:style-name="ce42">
            <text:p>345.613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0.12327357500608141" table:style-name="ce43">
            <text:p>12,3%</text:p>
          </table:table-cell>
          <table:table-cell office:value-type="float" office:value="46600" table:style-name="ce42">
            <text:p>46.600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8.3765341999870582E-2" table:style-name="ce43">
            <text:p>8,4%</text:p>
          </table:table-cell>
          <table:table-cell office:value-type="float" office:value="757" table:style-name="ce42">
            <text:p>757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4.7352749837361761E-3" table:style-name="ce43">
            <text:p>0,5%</text:p>
          </table:table-cell>
          <table:table-cell office:value-type="float" office:value="2736602" table:style-name="ce42">
            <text:p>2.736.602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41897509024508017" table:style-name="ce43">
            <text:p>41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93225" table:style-name="ce42">
            <text:p>293.225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423503" table:style-name="ce42">
            <text:p>423.503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96720656279832462" table:style-name="ce43">
            <text:p>96,7%</text:p>
          </table:table-cell>
          <table:table-cell office:value-type="float" office:value="510311" table:style-name="ce42">
            <text:p>510.311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8787435770274552" table:style-name="ce43">
            <text:p>87,9%</text:p>
          </table:table-cell>
          <table:table-cell office:value-type="float" office:value="294339" table:style-name="ce42">
            <text:p>294.339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0.39123447830351943" table:style-name="ce43">
            <text:p>39,1%</text:p>
          </table:table-cell>
          <table:table-cell office:value-type="float" office:value="213663" table:style-name="ce42">
            <text:p>213.663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0.12098923705822362" table:style-name="ce43">
            <text:p>12,1%</text:p>
          </table:table-cell>
          <table:table-cell office:value-type="float" office:value="20941" table:style-name="ce42">
            <text:p>20.941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5.9350856210002439E-2" table:style-name="ce43">
            <text:p>5,9%</text:p>
          </table:table-cell>
          <table:table-cell office:value-type="float" office:value="186" table:style-name="ce42">
            <text:p>186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8049665693019826E-3" table:style-name="ce43">
            <text:p>0,2%</text:p>
          </table:table-cell>
          <table:table-cell office:value-type="float" office:value="1756168" table:style-name="ce42">
            <text:p>1.756.168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41134751440808281" table:style-name="ce43">
            <text:p>41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7827" table:style-name="ce42">
            <text:p>77.827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94781" table:style-name="ce42">
            <text:p>94.781</text:p>
          </table:table-cell>
          <table:table-cell office:value-type="float" office:value="91876" table:style-name="ce42">
            <text:p>91.876</text:p>
          </table:table-cell>
          <table:table-cell office:value-type="percentage" office:value="1" table:style-name="ce43">
            <text:p>100,0%</text:p>
          </table:table-cell>
          <table:table-cell office:value-type="float" office:value="124023" table:style-name="ce42">
            <text:p>124.023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98983215879071329" table:style-name="ce43">
            <text:p>99,0%</text:p>
          </table:table-cell>
          <table:table-cell office:value-type="float" office:value="73611" table:style-name="ce42">
            <text:p>73.611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43501205559757944" table:style-name="ce43">
            <text:p>43,5%</text:p>
          </table:table-cell>
          <table:table-cell office:value-type="float" office:value="48648" table:style-name="ce42">
            <text:p>48.648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0.13829176355542416" table:style-name="ce43">
            <text:p>13,8%</text:p>
          </table:table-cell>
          <table:table-cell office:value-type="float" office:value="2781" table:style-name="ce42">
            <text:p>2.781</text:p>
          </table:table-cell>
          <table:table-cell office:value-type="float" office:value="76088" table:style-name="ce42">
            <text:p>76.088</text:p>
          </table:table-cell>
          <table:table-cell office:value-type="percentage" office:value="3.6549784460098836E-2" table:style-name="ce43">
            <text:p>3,7%</text:p>
          </table:table-cell>
          <table:table-cell office:value-type="float" office:value="71" table:style-name="ce42">
            <text:p>71</text:p>
          </table:table-cell>
          <table:table-cell office:value-type="float" office:value="20953" table:style-name="ce42">
            <text:p>20.953</text:p>
          </table:table-cell>
          <table:table-cell office:value-type="percentage" office:value="3.3885362477926789E-3" table:style-name="ce43">
            <text:p>0,3%</text:p>
          </table:table-cell>
          <table:table-cell office:value-type="float" office:value="421742" table:style-name="ce42">
            <text:p>421.742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46283580238648919" table:style-name="ce43">
            <text:p>46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9507" table:style-name="ce42">
            <text:p>239.507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84343" table:style-name="ce42">
            <text:p>284.343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812984449306672" table:style-name="ce43">
            <text:p>98,1%</text:p>
          </table:table-cell>
          <table:table-cell office:value-type="float" office:value="323120" table:style-name="ce42">
            <text:p>323.120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0.93137749440083939" table:style-name="ce43">
            <text:p>93,1%</text:p>
          </table:table-cell>
          <table:table-cell office:value-type="float" office:value="212721" table:style-name="ce42">
            <text:p>212.721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0.52408663452323168" table:style-name="ce43">
            <text:p>52,4%</text:p>
          </table:table-cell>
          <table:table-cell office:value-type="float" office:value="104073" table:style-name="ce42">
            <text:p>104.073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0.11706696482805477" table:style-name="ce43">
            <text:p>11,7%</text:p>
          </table:table-cell>
          <table:table-cell office:value-type="float" office:value="6326" table:style-name="ce42">
            <text:p>6.326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4.1415430947003173E-2" table:style-name="ce43">
            <text:p>4,1%</text:p>
          </table:table-cell>
          <table:table-cell office:value-type="float" office:value="43" table:style-name="ce42">
            <text:p>43</text:p>
          </table:table-cell>
          <table:table-cell office:value-type="float" office:value="44014" table:style-name="ce42">
            <text:p>44.014</text:p>
          </table:table-cell>
          <table:table-cell office:value-type="percentage" office:value="9.7696187576680146E-4" table:style-name="ce43">
            <text:p>0,1%</text:p>
          </table:table-cell>
          <table:table-cell office:value-type="float" office:value="1170133" table:style-name="ce42">
            <text:p>1.170.133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49526441362491075" table:style-name="ce43">
            <text:p>49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3213" table:style-name="ce42">
            <text:p>23.213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8250" table:style-name="ce42">
            <text:p>28.250</text:p>
          </table:table-cell>
          <table:table-cell office:value-type="float" office:value="28125" table:style-name="ce42">
            <text:p>28.125</text:p>
          </table:table-cell>
          <table:table-cell office:value-type="percentage" office:value="1" table:style-name="ce43">
            <text:p>100,0%</text:p>
          </table:table-cell>
          <table:table-cell office:value-type="float" office:value="35173" table:style-name="ce42">
            <text:p>35.173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93252558460151647" table:style-name="ce43">
            <text:p>93,3%</text:p>
          </table:table-cell>
          <table:table-cell office:value-type="float" office:value="15498" table:style-name="ce42">
            <text:p>15.498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32515105740181272" table:style-name="ce43">
            <text:p>32,5%</text:p>
          </table:table-cell>
          <table:table-cell office:value-type="float" office:value="14353" table:style-name="ce42">
            <text:p>14.353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0.1333698823616867" table:style-name="ce43">
            <text:p>13,3%</text:p>
          </table:table-cell>
          <table:table-cell office:value-type="float" office:value="1457" table:style-name="ce42">
            <text:p>1.457</text:p>
          </table:table-cell>
          <table:table-cell office:value-type="float" office:value="21170" table:style-name="ce42">
            <text:p>21.170</text:p>
          </table:table-cell>
          <table:table-cell office:value-type="percentage" office:value="6.8823807274444967E-2" table:style-name="ce43">
            <text:p>6,9%</text:p>
          </table:table-cell>
          <table:table-cell office:value-type="float" office:value="10" table:style-name="ce42">
            <text:p>10</text:p>
          </table:table-cell>
          <table:table-cell office:value-type="float" office:value="6286" table:style-name="ce42">
            <text:p>6.286</text:p>
          </table:table-cell>
          <table:table-cell office:value-type="percentage" office:value="1.590836780146357E-3" table:style-name="ce43">
            <text:p>0,2%</text:p>
          </table:table-cell>
          <table:table-cell office:value-type="float" office:value="117954" table:style-name="ce42">
            <text:p>117.954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43559537350251859" table:style-name="ce43">
            <text:p>43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8338" table:style-name="ce42">
            <text:p>368.338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1" table:style-name="ce43">
            <text:p>100,0%</text:p>
          </table:table-cell>
          <table:table-cell office:value-type="float" office:value="495567" table:style-name="ce42">
            <text:p>495.567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94199752509594525" table:style-name="ce43">
            <text:p>94,2%</text:p>
          </table:table-cell>
          <table:table-cell office:value-type="float" office:value="616571" table:style-name="ce42">
            <text:p>616.571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87665411197984422" table:style-name="ce43">
            <text:p>87,7%</text:p>
          </table:table-cell>
          <table:table-cell office:value-type="float" office:value="459570" table:style-name="ce42">
            <text:p>459.570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47242807491496047" table:style-name="ce43">
            <text:p>47,2%</text:p>
          </table:table-cell>
          <table:table-cell office:value-type="float" office:value="319657" table:style-name="ce42">
            <text:p>319.657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0.12716405892899696" table:style-name="ce43">
            <text:p>12,7%</text:p>
          </table:table-cell>
          <table:table-cell office:value-type="float" office:value="31506" table:style-name="ce42">
            <text:p>31.506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6.567635851211967E-2" table:style-name="ce43">
            <text:p>6,6%</text:p>
          </table:table-cell>
          <table:table-cell office:value-type="float" office:value="427" table:style-name="ce42">
            <text:p>427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3.1429181295588872E-3" table:style-name="ce43">
            <text:p>0,3%</text:p>
          </table:table-cell>
          <table:table-cell office:value-type="float" office:value="2291636" table:style-name="ce42">
            <text:p>2.291.636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40235036623737208" table:style-name="ce43">
            <text:p>40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2785" table:style-name="ce42">
            <text:p>72.785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7993" table:style-name="ce42">
            <text:p>97.993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95232218000174929" table:style-name="ce43">
            <text:p>95,2%</text:p>
          </table:table-cell>
          <table:table-cell office:value-type="float" office:value="124387" table:style-name="ce42">
            <text:p>124.387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84669421206325002" table:style-name="ce43">
            <text:p>84,7%</text:p>
          </table:table-cell>
          <table:table-cell office:value-type="float" office:value="89432" table:style-name="ce42">
            <text:p>89.432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4193645196383689" table:style-name="ce43">
            <text:p>41,9%</text:p>
          </table:table-cell>
          <table:table-cell office:value-type="float" office:value="63090" table:style-name="ce42">
            <text:p>63.090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0.11444586541862807" table:style-name="ce43">
            <text:p>11,4%</text:p>
          </table:table-cell>
          <table:table-cell office:value-type="float" office:value="7376" table:style-name="ce42">
            <text:p>7.376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6.2157128772110187E-2" table:style-name="ce43">
            <text:p>6,2%</text:p>
          </table:table-cell>
          <table:table-cell office:value-type="float" office:value="132" table:style-name="ce42">
            <text:p>132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8027195206268728E-3" table:style-name="ce43">
            <text:p>0,4%</text:p>
          </table:table-cell>
          <table:table-cell office:value-type="float" office:value="455195" table:style-name="ce42">
            <text:p>455.195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36784058557761384" table:style-name="ce43">
            <text:p>36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2245" table:style-name="ce42">
            <text:p>42.245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5223" table:style-name="ce42">
            <text:p>55.223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8980140521938631" table:style-name="ce43">
            <text:p>99,0%</text:p>
          </table:table-cell>
          <table:table-cell office:value-type="float" office:value="67660" table:style-name="ce42">
            <text:p>67.660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91625589079681491" table:style-name="ce43">
            <text:p>91,6%</text:p>
          </table:table-cell>
          <table:table-cell office:value-type="float" office:value="52553" table:style-name="ce42">
            <text:p>52.553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5434980453802718" table:style-name="ce43">
            <text:p>54,3%</text:p>
          </table:table-cell>
          <table:table-cell office:value-type="float" office:value="30024" table:style-name="ce42">
            <text:p>30.024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0.1346198683573363" table:style-name="ce43">
            <text:p>13,5%</text:p>
          </table:table-cell>
          <table:table-cell office:value-type="float" office:value="3655" table:style-name="ce42">
            <text:p>3.655</text:p>
          </table:table-cell>
          <table:table-cell office:value-type="float" office:value="48505" table:style-name="ce42">
            <text:p>48.505</text:p>
          </table:table-cell>
          <table:table-cell office:value-type="percentage" office:value="7.5353056385939587E-2" table:style-name="ce43">
            <text:p>7,5%</text:p>
          </table:table-cell>
          <table:table-cell office:value-type="float" office:value="9" table:style-name="ce42">
            <text:p>9</text:p>
          </table:table-cell>
          <table:table-cell office:value-type="float" office:value="13906" table:style-name="ce42">
            <text:p>13.906</text:p>
          </table:table-cell>
          <table:table-cell office:value-type="percentage" office:value="6.4720264633970944E-4" table:style-name="ce43">
            <text:p>0,1%</text:p>
          </table:table-cell>
          <table:table-cell office:value-type="float" office:value="251369" table:style-name="ce42">
            <text:p>251.369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45460858871295901" table:style-name="ce43">
            <text:p>45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61428" table:style-name="ce42">
            <text:p>161.428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1" table:style-name="ce43">
            <text:p>100,0%</text:p>
          </table:table-cell>
          <table:table-cell office:value-type="float" office:value="208746" table:style-name="ce42">
            <text:p>208.746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97965562391766514" table:style-name="ce43">
            <text:p>98,0%</text:p>
          </table:table-cell>
          <table:table-cell office:value-type="float" office:value="261729" table:style-name="ce42">
            <text:p>261.729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0.93434933010613341" table:style-name="ce43">
            <text:p>93,4%</text:p>
          </table:table-cell>
          <table:table-cell office:value-type="float" office:value="156051" table:style-name="ce42">
            <text:p>156.051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45900457972156938" table:style-name="ce43">
            <text:p>45,9%</text:p>
          </table:table-cell>
          <table:table-cell office:value-type="float" office:value="99553" table:style-name="ce42">
            <text:p>99.553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0.13734308800867492" table:style-name="ce43">
            <text:p>13,7%</text:p>
          </table:table-cell>
          <table:table-cell office:value-type="float" office:value="12731" table:style-name="ce42">
            <text:p>12.731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9.0726395530312212E-2" table:style-name="ce43">
            <text:p>9,1%</text:p>
          </table:table-cell>
          <table:table-cell office:value-type="float" office:value="37" table:style-name="ce42">
            <text:p>37</text:p>
          </table:table-cell>
          <table:table-cell office:value-type="float" office:value="41824" table:style-name="ce42">
            <text:p>41.824</text:p>
          </table:table-cell>
          <table:table-cell office:value-type="percentage" office:value="8.8465952563121649E-4" table:style-name="ce43">
            <text:p>0,1%</text:p>
          </table:table-cell>
          <table:table-cell office:value-type="float" office:value="900275" table:style-name="ce42">
            <text:p>900.275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47429750337570326" table:style-name="ce43">
            <text:p>47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335" table:style-name="ce42">
            <text:p>2.335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9635316698656431" table:style-name="ce43">
            <text:p>89,6%</text:p>
          </table:table-cell>
          <table:table-cell office:value-type="float" office:value="3706" table:style-name="ce42">
            <text:p>3.706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582677165354331" table:style-name="ce43">
            <text:p>85,8%</text:p>
          </table:table-cell>
          <table:table-cell office:value-type="float" office:value="6247" table:style-name="ce42">
            <text:p>6.247</text:p>
          </table:table-cell>
          <table:table-cell office:value-type="float" office:value="7857" table:style-name="ce42">
            <text:p>7.857</text:p>
          </table:table-cell>
          <table:table-cell office:value-type="percentage" office:value="0.79508718340333462" table:style-name="ce43">
            <text:p>79,5%</text:p>
          </table:table-cell>
          <table:table-cell office:value-type="float" office:value="8725" table:style-name="ce42">
            <text:p>8.725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75501903772931811" table:style-name="ce43">
            <text:p>75,5%</text:p>
          </table:table-cell>
          <table:table-cell office:value-type="float" office:value="6343" table:style-name="ce42">
            <text:p>6.343</text:p>
          </table:table-cell>
          <table:table-cell office:value-type="float" office:value="30066" table:style-name="ce42">
            <text:p>30.066</text:p>
          </table:table-cell>
          <table:table-cell office:value-type="percentage" office:value="0.21096920109093328" table:style-name="ce43">
            <text:p>21,1%</text:p>
          </table:table-cell>
          <table:table-cell office:value-type="float" office:value="435" table:style-name="ce42">
            <text:p>435</text:p>
          </table:table-cell>
          <table:table-cell office:value-type="float" office:value="7581" table:style-name="ce42">
            <text:p>7.581</text:p>
          </table:table-cell>
          <table:table-cell office:value-type="percentage" office:value="5.7380292837356552E-2" table:style-name="ce43">
            <text:p>5,7%</text:p>
          </table:table-cell>
          <table:table-cell office:value-type="float" office:value="8" table:style-name="ce42">
            <text:p>8</text:p>
          </table:table-cell>
          <table:table-cell office:value-type="float" office:value="2175" table:style-name="ce42">
            <text:p>2.175</text:p>
          </table:table-cell>
          <table:table-cell office:value-type="percentage" office:value="3.6781609195402297E-3" table:style-name="ce43">
            <text:p>0,4%</text:p>
          </table:table-cell>
          <table:table-cell office:value-type="float" office:value="27799" table:style-name="ce42">
            <text:p>27.799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42019105777079113" table:style-name="ce43">
            <text:p>42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895" table:style-name="ce42">
            <text:p>1.895</text:p>
          </table:table-cell>
          <table:table-cell office:value-type="float" office:value="2349" table:style-name="ce42">
            <text:p>2.349</text:p>
          </table:table-cell>
          <table:table-cell office:value-type="percentage" office:value="0.80672626649638146" table:style-name="ce43">
            <text:p>80,7%</text:p>
          </table:table-cell>
          <table:table-cell office:value-type="float" office:value="3063" table:style-name="ce42">
            <text:p>3.063</text:p>
          </table:table-cell>
          <table:table-cell office:value-type="float" office:value="3748" table:style-name="ce42">
            <text:p>3.748</text:p>
          </table:table-cell>
          <table:table-cell office:value-type="percentage" office:value="0.81723585912486663" table:style-name="ce43">
            <text:p>81,7%</text:p>
          </table:table-cell>
          <table:table-cell office:value-type="float" office:value="6116" table:style-name="ce42">
            <text:p>6.116</text:p>
          </table:table-cell>
          <table:table-cell office:value-type="float" office:value="7827" table:style-name="ce42">
            <text:p>7.827</text:p>
          </table:table-cell>
          <table:table-cell office:value-type="percentage" office:value="0.78139772582087641" table:style-name="ce43">
            <text:p>78,1%</text:p>
          </table:table-cell>
          <table:table-cell office:value-type="float" office:value="7757" table:style-name="ce42">
            <text:p>7.757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68652093105584566" table:style-name="ce43">
            <text:p>68,7%</text:p>
          </table:table-cell>
          <table:table-cell office:value-type="float" office:value="7449" table:style-name="ce42">
            <text:p>7.449</text:p>
          </table:table-cell>
          <table:table-cell office:value-type="float" office:value="30095" table:style-name="ce42">
            <text:p>30.095</text:p>
          </table:table-cell>
          <table:table-cell office:value-type="percentage" office:value="0.24751619870410368" table:style-name="ce43">
            <text:p>24,8%</text:p>
          </table:table-cell>
          <table:table-cell office:value-type="float" office:value="299" table:style-name="ce42">
            <text:p>299</text:p>
          </table:table-cell>
          <table:table-cell office:value-type="float" office:value="8536" table:style-name="ce42">
            <text:p>8.536</text:p>
          </table:table-cell>
          <table:table-cell office:value-type="percentage" office:value="3.5028116213683222E-2" table:style-name="ce43">
            <text:p>3,5%</text:p>
          </table:table-cell>
          <table:table-cell office:value-type="float" office:value="7" table:style-name="ce42">
            <text:p>7</text:p>
          </table:table-cell>
          <table:table-cell office:value-type="float" office:value="2324" table:style-name="ce42">
            <text:p>2.324</text:p>
          </table:table-cell>
          <table:table-cell office:value-type="percentage" office:value="3.0120481927710845E-3" table:style-name="ce43">
            <text:p>0,3%</text:p>
          </table:table-cell>
          <table:table-cell office:value-type="float" office:value="26586" table:style-name="ce42">
            <text:p>26.586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40173471546435369" table:style-name="ce43">
            <text:p>40,2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27" table:style-name="ce45">
            <text:p>27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1" table:style-name="ce45">
            <text:p>1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3259" table:style-name="ce45">
            <text:p>3.25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231" table:style-name="ce45">
            <text:p>8.23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0320" table:style-name="ce45">
            <text:p>50.32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41" table:style-name="ce45">
            <text:p>6.84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689" table:style-name="ce45">
            <text:p>68.68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99364" table:style-name="ce49">
            <text:p>2.899.364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832991" table:style-name="ce49">
            <text:p>3.832.991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96791602115632525" table:style-name="ce50">
            <text:p>96,8%</text:p>
          </table:table-cell>
          <table:table-cell office:value-type="float" office:value="4711078" table:style-name="ce49">
            <text:p>4.711.078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88272257037961122" table:style-name="ce50">
            <text:p>88,3%</text:p>
          </table:table-cell>
          <table:table-cell office:value-type="float" office:value="3368647" table:style-name="ce49">
            <text:p>3.368.647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0.47895641111022325" table:style-name="ce50">
            <text:p>47,9%</text:p>
          </table:table-cell>
          <table:table-cell office:value-type="float" office:value="2152336" table:style-name="ce49">
            <text:p>2.152.336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0.12883523534169797" table:style-name="ce50">
            <text:p>12,9%</text:p>
          </table:table-cell>
          <table:table-cell office:value-type="float" office:value="220677" table:style-name="ce49">
            <text:p>220.677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6.6663766626519239E-2" table:style-name="ce50">
            <text:p>6,7%</text:p>
          </table:table-cell>
          <table:table-cell office:value-type="float" office:value="2638" table:style-name="ce49">
            <text:p>2.638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2.7796246558396877E-3" table:style-name="ce50">
            <text:p>0,3%</text:p>
          </table:table-cell>
          <table:table-cell office:value-type="float" office:value="17187731" table:style-name="ce49">
            <text:p>17.187.731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42830319556363844" table:style-name="ce50">
            <text:p>42,8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pauta completa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pauta completa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18884" table:style-name="ce39">
            <text:p>418.884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585829" table:style-name="ce39">
            <text:p>585.829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0074740805773845" table:style-name="ce40">
            <text:p>90,1%</text:p>
          </table:table-cell>
          <table:table-cell office:value-type="float" office:value="129483" table:style-name="ce39">
            <text:p>129.483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14133430552083889" table:style-name="ce40">
            <text:p>14,1%</text:p>
          </table:table-cell>
          <table:table-cell office:value-type="float" office:value="94669" table:style-name="ce39">
            <text:p>94.669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7.4835911814902678E-2" table:style-name="ce40">
            <text:p>7,5%</text:p>
          </table:table-cell>
          <table:table-cell office:value-type="float" office:value="162036" table:style-name="ce39">
            <text:p>162.036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5.3843630965969412E-2" table:style-name="ce40">
            <text:p>5,4%</text:p>
          </table:table-cell>
          <table:table-cell office:value-type="float" office:value="15781" table:style-name="ce39">
            <text:p>15.781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2.5215468342052197E-2" table:style-name="ce40">
            <text:p>2,5%</text:p>
          </table:table-cell>
          <table:table-cell office:value-type="float" office:value="353" table:style-name="ce39">
            <text:p>353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1.9404027022718652E-3" table:style-name="ce40">
            <text:p>0,2%</text:p>
          </table:table-cell>
          <table:table-cell office:value-type="float" office:value="1407035" table:style-name="ce39">
            <text:p>1.407.035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19923429100764872" table:style-name="ce40">
            <text:p>19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7847" table:style-name="ce42">
            <text:p>97.847</text:p>
          </table:table-cell>
          <table:table-cell office:value-type="float" office:value="98807" table:style-name="ce42">
            <text:p>98.807</text:p>
          </table:table-cell>
          <table:table-cell office:value-type="percentage" office:value="0.99028408918396471" table:style-name="ce43">
            <text:p>99,0%</text:p>
          </table:table-cell>
          <table:table-cell office:value-type="float" office:value="107844" table:style-name="ce42">
            <text:p>107.844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0659493085620613" table:style-name="ce43">
            <text:p>90,7%</text:p>
          </table:table-cell>
          <table:table-cell office:value-type="float" office:value="33459" table:style-name="ce42">
            <text:p>33.459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21397737374254158" table:style-name="ce43">
            <text:p>21,4%</text:p>
          </table:table-cell>
          <table:table-cell office:value-type="float" office:value="16783" table:style-name="ce42">
            <text:p>16.783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8.4648906015151362E-2" table:style-name="ce43">
            <text:p>8,5%</text:p>
          </table:table-cell>
          <table:table-cell office:value-type="float" office:value="25258" table:style-name="ce42">
            <text:p>25.258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5.6621749764057365E-2" table:style-name="ce43">
            <text:p>5,7%</text:p>
          </table:table-cell>
          <table:table-cell office:value-type="float" office:value="1725" table:style-name="ce42">
            <text:p>1.725</text:p>
          </table:table-cell>
          <table:table-cell office:value-type="float" office:value="89180" table:style-name="ce42">
            <text:p>89.180</text:p>
          </table:table-cell>
          <table:table-cell office:value-type="percentage" office:value="1.9342901995963221E-2" table:style-name="ce43">
            <text:p>1,9%</text:p>
          </table:table-cell>
          <table:table-cell office:value-type="float" office:value="31" table:style-name="ce42">
            <text:p>31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2347645981040389E-3" table:style-name="ce43">
            <text:p>0,1%</text:p>
          </table:table-cell>
          <table:table-cell office:value-type="float" office:value="282947" table:style-name="ce42">
            <text:p>282.947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24978459767436112" table:style-name="ce43">
            <text:p>25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6003" table:style-name="ce42">
            <text:p>86.003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7924304875549384" table:style-name="ce43">
            <text:p>97,9%</text:p>
          </table:table-cell>
          <table:table-cell office:value-type="float" office:value="98127" table:style-name="ce42">
            <text:p>98.127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0.89819586449303879" table:style-name="ce43">
            <text:p>89,8%</text:p>
          </table:table-cell>
          <table:table-cell office:value-type="float" office:value="18605" table:style-name="ce42">
            <text:p>18.605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1243217598161067" table:style-name="ce43">
            <text:p>12,4%</text:p>
          </table:table-cell>
          <table:table-cell office:value-type="float" office:value="20480" table:style-name="ce42">
            <text:p>20.480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12591841126379538" table:style-name="ce43">
            <text:p>12,6%</text:p>
          </table:table-cell>
          <table:table-cell office:value-type="float" office:value="33956" table:style-name="ce42">
            <text:p>33.956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0542231329266211" table:style-name="ce43">
            <text:p>10,5%</text:p>
          </table:table-cell>
          <table:table-cell office:value-type="float" office:value="3757" table:style-name="ce42">
            <text:p>3.757</text:p>
          </table:table-cell>
          <table:table-cell office:value-type="float" office:value="54179" table:style-name="ce42">
            <text:p>54.179</text:p>
          </table:table-cell>
          <table:table-cell office:value-type="percentage" office:value="6.9344210856604957E-2" table:style-name="ce43">
            <text:p>6,9%</text:p>
          </table:table-cell>
          <table:table-cell office:value-type="float" office:value="36" table:style-name="ce42">
            <text:p>36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3131786930540386E-3" table:style-name="ce43">
            <text:p>0,2%</text:p>
          </table:table-cell>
          <table:table-cell office:value-type="float" office:value="260964" table:style-name="ce42">
            <text:p>260.964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28957100961042331" table:style-name="ce43">
            <text:p>29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8545" table:style-name="ce42">
            <text:p>48.545</text:p>
          </table:table-cell>
          <table:table-cell office:value-type="float" office:value="49542" table:style-name="ce42">
            <text:p>49.542</text:p>
          </table:table-cell>
          <table:table-cell office:value-type="percentage" office:value="0.97987566105526624" table:style-name="ce43">
            <text:p>98,0%</text:p>
          </table:table-cell>
          <table:table-cell office:value-type="float" office:value="62766" table:style-name="ce42">
            <text:p>62.766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77954692235083711" table:style-name="ce43">
            <text:p>78,0%</text:p>
          </table:table-cell>
          <table:table-cell office:value-type="float" office:value="6503" table:style-name="ce42">
            <text:p>6.503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5.5471675580691111E-2" table:style-name="ce43">
            <text:p>5,5%</text:p>
          </table:table-cell>
          <table:table-cell office:value-type="float" office:value="10207" table:style-name="ce42">
            <text:p>10.207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6.1563236970512129E-2" table:style-name="ce43">
            <text:p>6,2%</text:p>
          </table:table-cell>
          <table:table-cell office:value-type="float" office:value="20419" table:style-name="ce42">
            <text:p>20.419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4.400134467109431E-2" table:style-name="ce43">
            <text:p>4,4%</text:p>
          </table:table-cell>
          <table:table-cell office:value-type="float" office:value="1522" table:style-name="ce42">
            <text:p>1.522</text:p>
          </table:table-cell>
          <table:table-cell office:value-type="float" office:value="85839" table:style-name="ce42">
            <text:p>85.839</text:p>
          </table:table-cell>
          <table:table-cell office:value-type="percentage" office:value="1.7730868253358029E-2" table:style-name="ce43">
            <text:p>1,8%</text:p>
          </table:table-cell>
          <table:table-cell office:value-type="float" office:value="35" table:style-name="ce42">
            <text:p>35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5021459227467812E-3" table:style-name="ce43">
            <text:p>0,2%</text:p>
          </table:table-cell>
          <table:table-cell office:value-type="float" office:value="149997" table:style-name="ce42">
            <text:p>149.997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15208374101040376" table:style-name="ce43">
            <text:p>15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5798" table:style-name="ce42">
            <text:p>85.798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5081785540139185" table:style-name="ce43">
            <text:p>95,1%</text:p>
          </table:table-cell>
          <table:table-cell office:value-type="float" office:value="124690" table:style-name="ce42">
            <text:p>124.690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80689311529725427" table:style-name="ce43">
            <text:p>80,7%</text:p>
          </table:table-cell>
          <table:table-cell office:value-type="float" office:value="19273" table:style-name="ce42">
            <text:p>19.273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8.1980671396729793E-2" table:style-name="ce43">
            <text:p>8,2%</text:p>
          </table:table-cell>
          <table:table-cell office:value-type="float" office:value="32532" table:style-name="ce42">
            <text:p>32.532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9.2812799561783899E-2" table:style-name="ce43">
            <text:p>9,3%</text:p>
          </table:table-cell>
          <table:table-cell office:value-type="float" office:value="39654" table:style-name="ce42">
            <text:p>39.654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4.7637525212905645E-2" table:style-name="ce43">
            <text:p>4,8%</text:p>
          </table:table-cell>
          <table:table-cell office:value-type="float" office:value="2892" table:style-name="ce42">
            <text:p>2.892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1.764501308732817E-2" table:style-name="ce43">
            <text:p>1,8%</text:p>
          </table:table-cell>
          <table:table-cell office:value-type="float" office:value="56" table:style-name="ce42">
            <text:p>56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2626262626262627E-3" table:style-name="ce43">
            <text:p>0,1%</text:p>
          </table:table-cell>
          <table:table-cell office:value-type="float" office:value="304895" table:style-name="ce42">
            <text:p>304.895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16295543691639858" table:style-name="ce43">
            <text:p>16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239" table:style-name="ce42">
            <text:p>41.239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0262" table:style-name="ce42">
            <text:p>50.262</text:p>
          </table:table-cell>
          <table:table-cell office:value-type="float" office:value="53066" table:style-name="ce42">
            <text:p>53.066</text:p>
          </table:table-cell>
          <table:table-cell office:value-type="percentage" office:value="0.9471601402027664" table:style-name="ce43">
            <text:p>94,7%</text:p>
          </table:table-cell>
          <table:table-cell office:value-type="float" office:value="6922" table:style-name="ce42">
            <text:p>6.922</text:p>
          </table:table-cell>
          <table:table-cell office:value-type="float" office:value="77345" table:style-name="ce42">
            <text:p>77.345</text:p>
          </table:table-cell>
          <table:table-cell office:value-type="percentage" office:value="8.9495119270799658E-2" table:style-name="ce43">
            <text:p>8,9%</text:p>
          </table:table-cell>
          <table:table-cell office:value-type="float" office:value="7260" table:style-name="ce42">
            <text:p>7.260</text:p>
          </table:table-cell>
          <table:table-cell office:value-type="float" office:value="89964" table:style-name="ce42">
            <text:p>89.964</text:p>
          </table:table-cell>
          <table:table-cell office:value-type="percentage" office:value="8.0698946245164729E-2" table:style-name="ce43">
            <text:p>8,1%</text:p>
          </table:table-cell>
          <table:table-cell office:value-type="float" office:value="12546" table:style-name="ce42">
            <text:p>12.546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6.4589865167498109E-2" table:style-name="ce43">
            <text:p>6,5%</text:p>
          </table:table-cell>
          <table:table-cell office:value-type="float" office:value="739" table:style-name="ce42">
            <text:p>739</text:p>
          </table:table-cell>
          <table:table-cell office:value-type="float" office:value="34935" table:style-name="ce42">
            <text:p>34.935</text:p>
          </table:table-cell>
          <table:table-cell office:value-type="percentage" office:value="2.1153570917418062E-2" table:style-name="ce43">
            <text:p>2,1%</text:p>
          </table:table-cell>
          <table:table-cell office:value-type="float" office:value="5" table:style-name="ce42">
            <text:p>5</text:p>
          </table:table-cell>
          <table:table-cell office:value-type="float" office:value="10791" table:style-name="ce42">
            <text:p>10.791</text:p>
          </table:table-cell>
          <table:table-cell office:value-type="percentage" office:value="4.6334908720229822E-4" table:style-name="ce43">
            <text:p>0,0%</text:p>
          </table:table-cell>
          <table:table-cell office:value-type="float" office:value="118973" table:style-name="ce42">
            <text:p>118.973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2372891835399614" table:style-name="ce43">
            <text:p>23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3632" table:style-name="ce42">
            <text:p>223.632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0.99988822169661584" table:style-name="ce43">
            <text:p>100,0%</text:p>
          </table:table-cell>
          <table:table-cell office:value-type="float" office:value="236426" table:style-name="ce42">
            <text:p>236.426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96339187482172695" table:style-name="ce43">
            <text:p>96,3%</text:p>
          </table:table-cell>
          <table:table-cell office:value-type="float" office:value="59775" table:style-name="ce42">
            <text:p>59.775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18763242564545241" table:style-name="ce43">
            <text:p>18,8%</text:p>
          </table:table-cell>
          <table:table-cell office:value-type="float" office:value="36295" table:style-name="ce42">
            <text:p>36.295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9.5218731553748284E-2" table:style-name="ce43">
            <text:p>9,5%</text:p>
          </table:table-cell>
          <table:table-cell office:value-type="float" office:value="46161" table:style-name="ce42">
            <text:p>46.161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6.2468367277894309E-2" table:style-name="ce43">
            <text:p>6,2%</text:p>
          </table:table-cell>
          <table:table-cell office:value-type="float" office:value="3039" table:style-name="ce42">
            <text:p>3.039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2.1042500450069935E-2" table:style-name="ce43">
            <text:p>2,1%</text:p>
          </table:table-cell>
          <table:table-cell office:value-type="float" office:value="105" table:style-name="ce42">
            <text:p>105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5808671713695801E-3" table:style-name="ce43">
            <text:p>0,3%</text:p>
          </table:table-cell>
          <table:table-cell office:value-type="float" office:value="605433" table:style-name="ce42">
            <text:p>605.433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28928320065288243" table:style-name="ce43">
            <text:p>28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3685" table:style-name="ce42">
            <text:p>133.685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0.9888382620530497" table:style-name="ce43">
            <text:p>98,9%</text:p>
          </table:table-cell>
          <table:table-cell office:value-type="float" office:value="143923" table:style-name="ce42">
            <text:p>143.923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0460147956329628" table:style-name="ce43">
            <text:p>90,5%</text:p>
          </table:table-cell>
          <table:table-cell office:value-type="float" office:value="27213" table:style-name="ce42">
            <text:p>27.213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12457655051180165" table:style-name="ce43">
            <text:p>12,5%</text:p>
          </table:table-cell>
          <table:table-cell office:value-type="float" office:value="37694" table:style-name="ce42">
            <text:p>37.694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12259088455108984" table:style-name="ce43">
            <text:p>12,3%</text:p>
          </table:table-cell>
          <table:table-cell office:value-type="float" office:value="39402" table:style-name="ce42">
            <text:p>39.402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5.5663156110275266E-2" table:style-name="ce43">
            <text:p>5,6%</text:p>
          </table:table-cell>
          <table:table-cell office:value-type="float" office:value="4308" table:style-name="ce42">
            <text:p>4.308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2.8812584437994088E-2" table:style-name="ce43">
            <text:p>2,9%</text:p>
          </table:table-cell>
          <table:table-cell office:value-type="float" office:value="97" table:style-name="ce42">
            <text:p>97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2896799169105845E-3" table:style-name="ce43">
            <text:p>0,2%</text:p>
          </table:table-cell>
          <table:table-cell office:value-type="float" office:value="386322" table:style-name="ce42">
            <text:p>386.322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2246105151038045" table:style-name="ce43">
            <text:p>22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39136" table:style-name="ce42">
            <text:p>439.136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0.98197658297480295" table:style-name="ce43">
            <text:p>98,2%</text:p>
          </table:table-cell>
          <table:table-cell office:value-type="float" office:value="458081" table:style-name="ce42">
            <text:p>458.081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7210558294453574" table:style-name="ce43">
            <text:p>72,1%</text:p>
          </table:table-cell>
          <table:table-cell office:value-type="float" office:value="72709" table:style-name="ce42">
            <text:p>72.709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8.6808009704101324E-2" table:style-name="ce43">
            <text:p>8,7%</text:p>
          </table:table-cell>
          <table:table-cell office:value-type="float" office:value="89281" table:style-name="ce42">
            <text:p>89.281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8.1775632453424688E-2" table:style-name="ce43">
            <text:p>8,2%</text:p>
          </table:table-cell>
          <table:table-cell office:value-type="float" office:value="156084" table:style-name="ce42">
            <text:p>156.084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5.5672190227940531E-2" table:style-name="ce43">
            <text:p>5,6%</text:p>
          </table:table-cell>
          <table:table-cell office:value-type="float" office:value="21312" table:style-name="ce42">
            <text:p>21.312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3.8309162418481583E-2" table:style-name="ce43">
            <text:p>3,8%</text:p>
          </table:table-cell>
          <table:table-cell office:value-type="float" office:value="380" table:style-name="ce42">
            <text:p>380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2.3770204673972876E-3" table:style-name="ce43">
            <text:p>0,2%</text:p>
          </table:table-cell>
          <table:table-cell office:value-type="float" office:value="1236983" table:style-name="ce42">
            <text:p>1.236.983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18938269578719522" table:style-name="ce43">
            <text:p>18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86363" table:style-name="ce42">
            <text:p>286.363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372069" table:style-name="ce42">
            <text:p>372.069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84974032914479902" table:style-name="ce43">
            <text:p>85,0%</text:p>
          </table:table-cell>
          <table:table-cell office:value-type="float" office:value="56185" table:style-name="ce42">
            <text:p>56.185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9.6749252662175753E-2" table:style-name="ce43">
            <text:p>9,7%</text:p>
          </table:table-cell>
          <table:table-cell office:value-type="float" office:value="58330" table:style-name="ce42">
            <text:p>58.330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7.7532053582584332E-2" table:style-name="ce43">
            <text:p>7,8%</text:p>
          </table:table-cell>
          <table:table-cell office:value-type="float" office:value="74828" table:style-name="ce42">
            <text:p>74.828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4.2372252709138962E-2" table:style-name="ce43">
            <text:p>4,2%</text:p>
          </table:table-cell>
          <table:table-cell office:value-type="float" office:value="6150" table:style-name="ce42">
            <text:p>6.150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1.7430292998974022E-2" table:style-name="ce43">
            <text:p>1,7%</text:p>
          </table:table-cell>
          <table:table-cell office:value-type="float" office:value="135" table:style-name="ce42">
            <text:p>135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3100563809449873E-3" table:style-name="ce43">
            <text:p>0,1%</text:p>
          </table:table-cell>
          <table:table-cell office:value-type="float" office:value="854060" table:style-name="ce42">
            <text:p>854.060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20004661180215516" table:style-name="ce43">
            <text:p>20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6171" table:style-name="ce42">
            <text:p>76.171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88428" table:style-name="ce42">
            <text:p>88.428</text:p>
          </table:table-cell>
          <table:table-cell office:value-type="float" office:value="91876" table:style-name="ce42">
            <text:p>91.876</text:p>
          </table:table-cell>
          <table:table-cell office:value-type="percentage" office:value="0.96247115677652484" table:style-name="ce43">
            <text:p>96,2%</text:p>
          </table:table-cell>
          <table:table-cell office:value-type="float" office:value="17211" table:style-name="ce42">
            <text:p>17.211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13736162877004238" table:style-name="ce43">
            <text:p>13,7%</text:p>
          </table:table-cell>
          <table:table-cell office:value-type="float" office:value="17386" table:style-name="ce42">
            <text:p>17.386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10274442133131619" table:style-name="ce43">
            <text:p>10,3%</text:p>
          </table:table-cell>
          <table:table-cell office:value-type="float" office:value="21633" table:style-name="ce42">
            <text:p>21.633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6.1496170880498496E-2" table:style-name="ce43">
            <text:p>6,1%</text:p>
          </table:table-cell>
          <table:table-cell office:value-type="float" office:value="1053" table:style-name="ce42">
            <text:p>1.053</text:p>
          </table:table-cell>
          <table:table-cell office:value-type="float" office:value="76088" table:style-name="ce42">
            <text:p>76.088</text:p>
          </table:table-cell>
          <table:table-cell office:value-type="percentage" office:value="1.3839238776153928E-2" table:style-name="ce43">
            <text:p>1,4%</text:p>
          </table:table-cell>
          <table:table-cell office:value-type="float" office:value="58" table:style-name="ce42">
            <text:p>58</text:p>
          </table:table-cell>
          <table:table-cell office:value-type="float" office:value="20953" table:style-name="ce42">
            <text:p>20.953</text:p>
          </table:table-cell>
          <table:table-cell office:value-type="percentage" office:value="2.7681000334081039E-3" table:style-name="ce43">
            <text:p>0,3%</text:p>
          </table:table-cell>
          <table:table-cell office:value-type="float" office:value="221940" table:style-name="ce42">
            <text:p>221.940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24356544518131326" table:style-name="ce43">
            <text:p>24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6171" table:style-name="ce42">
            <text:p>236.171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74940" table:style-name="ce42">
            <text:p>274.940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4884767498843881" table:style-name="ce43">
            <text:p>94,9%</text:p>
          </table:table-cell>
          <table:table-cell office:value-type="float" office:value="26628" table:style-name="ce42">
            <text:p>26.628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7.6753899235285805E-2" table:style-name="ce43">
            <text:p>7,7%</text:p>
          </table:table-cell>
          <table:table-cell office:value-type="float" office:value="28448" table:style-name="ce42">
            <text:p>28.448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7.0088127542259085E-2" table:style-name="ce43">
            <text:p>7,0%</text:p>
          </table:table-cell>
          <table:table-cell office:value-type="float" office:value="44260" table:style-name="ce42">
            <text:p>44.260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4.9786052706174554E-2" table:style-name="ce43">
            <text:p>5,0%</text:p>
          </table:table-cell>
          <table:table-cell office:value-type="float" office:value="1904" table:style-name="ce42">
            <text:p>1.904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1.246521981079577E-2" table:style-name="ce43">
            <text:p>1,2%</text:p>
          </table:table-cell>
          <table:table-cell office:value-type="float" office:value="35" table:style-name="ce42">
            <text:p>35</text:p>
          </table:table-cell>
          <table:table-cell office:value-type="float" office:value="44014" table:style-name="ce42">
            <text:p>44.014</text:p>
          </table:table-cell>
          <table:table-cell office:value-type="percentage" office:value="7.952015267869314E-4" table:style-name="ce43">
            <text:p>0,1%</text:p>
          </table:table-cell>
          <table:table-cell office:value-type="float" office:value="612386" table:style-name="ce42">
            <text:p>612.386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25919531643164034" table:style-name="ce43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2864" table:style-name="ce42">
            <text:p>22.864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7554" table:style-name="ce42">
            <text:p>27.554</text:p>
          </table:table-cell>
          <table:table-cell office:value-type="float" office:value="28125" table:style-name="ce42">
            <text:p>28.125</text:p>
          </table:table-cell>
          <table:table-cell office:value-type="percentage" office:value="0.97969777777777778" table:style-name="ce43">
            <text:p>98,0%</text:p>
          </table:table-cell>
          <table:table-cell office:value-type="float" office:value="7209" table:style-name="ce42">
            <text:p>7.209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19112890397157856" table:style-name="ce43">
            <text:p>19,1%</text:p>
          </table:table-cell>
          <table:table-cell office:value-type="float" office:value="5160" table:style-name="ce42">
            <text:p>5.160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10825780463242698" table:style-name="ce43">
            <text:p>10,8%</text:p>
          </table:table-cell>
          <table:table-cell office:value-type="float" office:value="5250" table:style-name="ce42">
            <text:p>5.250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4.8783660725900874E-2" table:style-name="ce43">
            <text:p>4,9%</text:p>
          </table:table-cell>
          <table:table-cell office:value-type="float" office:value="455" table:style-name="ce42">
            <text:p>455</text:p>
          </table:table-cell>
          <table:table-cell office:value-type="float" office:value="21170" table:style-name="ce42">
            <text:p>21.170</text:p>
          </table:table-cell>
          <table:table-cell office:value-type="percentage" office:value="2.149267831837506E-2" table:style-name="ce43">
            <text:p>2,1%</text:p>
          </table:table-cell>
          <table:table-cell office:value-type="float" office:value="9" table:style-name="ce42">
            <text:p>9</text:p>
          </table:table-cell>
          <table:table-cell office:value-type="float" office:value="6286" table:style-name="ce42">
            <text:p>6.286</text:p>
          </table:table-cell>
          <table:table-cell office:value-type="percentage" office:value="1.4317531021317213E-3" table:style-name="ce43">
            <text:p>0,1%</text:p>
          </table:table-cell>
          <table:table-cell office:value-type="float" office:value="68501" table:style-name="ce42">
            <text:p>68.501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25296911236834718" table:style-name="ce43">
            <text:p>25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59471" table:style-name="ce42">
            <text:p>359.471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0.98722680859711853" table:style-name="ce43">
            <text:p>98,7%</text:p>
          </table:table-cell>
          <table:table-cell office:value-type="float" office:value="445946" table:style-name="ce42">
            <text:p>445.946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84767554806199041" table:style-name="ce43">
            <text:p>84,8%</text:p>
          </table:table-cell>
          <table:table-cell office:value-type="float" office:value="84796" table:style-name="ce42">
            <text:p>84.796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12056480450660649" table:style-name="ce43">
            <text:p>12,1%</text:p>
          </table:table-cell>
          <table:table-cell office:value-type="float" office:value="85380" table:style-name="ce42">
            <text:p>85.380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8.7768803525555036E-2" table:style-name="ce43">
            <text:p>8,8%</text:p>
          </table:table-cell>
          <table:table-cell office:value-type="float" office:value="126131" table:style-name="ce42">
            <text:p>126.131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5.0176689128576299E-2" table:style-name="ce43">
            <text:p>5,0%</text:p>
          </table:table-cell>
          <table:table-cell office:value-type="float" office:value="15808" table:style-name="ce42">
            <text:p>15.808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3.2952830424667928E-2" table:style-name="ce43">
            <text:p>3,3%</text:p>
          </table:table-cell>
          <table:table-cell office:value-type="float" office:value="257" table:style-name="ce42">
            <text:p>257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1.8916392489382531E-3" table:style-name="ce43">
            <text:p>0,2%</text:p>
          </table:table-cell>
          <table:table-cell office:value-type="float" office:value="1117789" table:style-name="ce42">
            <text:p>1.117.789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19625403577448858" table:style-name="ce43">
            <text:p>19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1002" table:style-name="ce42">
            <text:p>71.002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86784" table:style-name="ce42">
            <text:p>86.784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84339012040933348" table:style-name="ce43">
            <text:p>84,3%</text:p>
          </table:table-cell>
          <table:table-cell office:value-type="float" office:value="24198" table:style-name="ce42">
            <text:p>24.198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16471421083800175" table:style-name="ce43">
            <text:p>16,5%</text:p>
          </table:table-cell>
          <table:table-cell office:value-type="float" office:value="21796" table:style-name="ce42">
            <text:p>21.796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10220579960235586" table:style-name="ce43">
            <text:p>10,2%</text:p>
          </table:table-cell>
          <table:table-cell office:value-type="float" office:value="32369" table:style-name="ce42">
            <text:p>32.369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5.8717676616509298E-2" table:style-name="ce43">
            <text:p>5,9%</text:p>
          </table:table-cell>
          <table:table-cell office:value-type="float" office:value="3019" table:style-name="ce42">
            <text:p>3.019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2.5440939772641089E-2" table:style-name="ce43">
            <text:p>2,5%</text:p>
          </table:table-cell>
          <table:table-cell office:value-type="float" office:value="119" table:style-name="ce42">
            <text:p>119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4282092648075593E-3" table:style-name="ce43">
            <text:p>0,3%</text:p>
          </table:table-cell>
          <table:table-cell office:value-type="float" office:value="239287" table:style-name="ce42">
            <text:p>239.287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1933665136943738" table:style-name="ce43">
            <text:p>19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1243" table:style-name="ce42">
            <text:p>41.243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2464" table:style-name="ce42">
            <text:p>52.464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4034987094924005" table:style-name="ce43">
            <text:p>94,0%</text:p>
          </table:table-cell>
          <table:table-cell office:value-type="float" office:value="10254" table:style-name="ce42">
            <text:p>10.254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13886030009208603" table:style-name="ce43">
            <text:p>13,9%</text:p>
          </table:table-cell>
          <table:table-cell office:value-type="float" office:value="12180" table:style-name="ce42">
            <text:p>12.180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12596438248495254" table:style-name="ce43">
            <text:p>12,6%</text:p>
          </table:table-cell>
          <table:table-cell office:value-type="float" office:value="13481" table:style-name="ce42">
            <text:p>13.481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6.0445325250641176E-2" table:style-name="ce43">
            <text:p>6,0%</text:p>
          </table:table-cell>
          <table:table-cell office:value-type="float" office:value="1016" table:style-name="ce42">
            <text:p>1.016</text:p>
          </table:table-cell>
          <table:table-cell office:value-type="float" office:value="48505" table:style-name="ce42">
            <text:p>48.505</text:p>
          </table:table-cell>
          <table:table-cell office:value-type="percentage" office:value="2.0946294196474591E-2" table:style-name="ce43">
            <text:p>2,1%</text:p>
          </table:table-cell>
          <table:table-cell office:value-type="float" office:value="8" table:style-name="ce42">
            <text:p>8</text:p>
          </table:table-cell>
          <table:table-cell office:value-type="float" office:value="13906" table:style-name="ce42">
            <text:p>13.906</text:p>
          </table:table-cell>
          <table:table-cell office:value-type="percentage" office:value="5.752912411908529E-4" table:style-name="ce43">
            <text:p>0,1%</text:p>
          </table:table-cell>
          <table:table-cell office:value-type="float" office:value="130646" table:style-name="ce42">
            <text:p>130.646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23627732011900132" table:style-name="ce43">
            <text:p>23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57244" table:style-name="ce42">
            <text:p>157.244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0.99553023108578664" table:style-name="ce43">
            <text:p>99,6%</text:p>
          </table:table-cell>
          <table:table-cell office:value-type="float" office:value="151809" table:style-name="ce42">
            <text:p>151.809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71244737916566936" table:style-name="ce43">
            <text:p>71,2%</text:p>
          </table:table-cell>
          <table:table-cell office:value-type="float" office:value="18746" table:style-name="ce42">
            <text:p>18.746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6.692155833770648E-2" table:style-name="ce43">
            <text:p>6,7%</text:p>
          </table:table-cell>
          <table:table-cell office:value-type="float" office:value="34369" table:style-name="ce42">
            <text:p>34.369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10109213270309463" table:style-name="ce43">
            <text:p>10,1%</text:p>
          </table:table-cell>
          <table:table-cell office:value-type="float" office:value="42386" table:style-name="ce42">
            <text:p>42.386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5.8475627337555819E-2" table:style-name="ce43">
            <text:p>5,8%</text:p>
          </table:table-cell>
          <table:table-cell office:value-type="float" office:value="3975" table:style-name="ce42">
            <text:p>3.975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2.8327501549995367E-2" table:style-name="ce43">
            <text:p>2,8%</text:p>
          </table:table-cell>
          <table:table-cell office:value-type="float" office:value="15" table:style-name="ce42">
            <text:p>15</text:p>
          </table:table-cell>
          <table:table-cell office:value-type="float" office:value="41824" table:style-name="ce42">
            <text:p>41.824</text:p>
          </table:table-cell>
          <table:table-cell office:value-type="percentage" office:value="3.5864575363427699E-4" table:style-name="ce43">
            <text:p>0,0%</text:p>
          </table:table-cell>
          <table:table-cell office:value-type="float" office:value="408544" table:style-name="ce42">
            <text:p>408.544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21523578819707678" table:style-name="ce43">
            <text:p>21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248" table:style-name="ce42">
            <text:p>2.248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6295585412667941" table:style-name="ce43">
            <text:p>86,3%</text:p>
          </table:table-cell>
          <table:table-cell office:value-type="float" office:value="3441" table:style-name="ce42">
            <text:p>3.441</text:p>
          </table:table-cell>
          <table:table-cell office:value-type="float" office:value="4318" table:style-name="ce42">
            <text:p>4.318</text:p>
          </table:table-cell>
          <table:table-cell office:value-type="percentage" office:value="0.79689671144048169" table:style-name="ce43">
            <text:p>79,7%</text:p>
          </table:table-cell>
          <table:table-cell office:value-type="float" office:value="1022" table:style-name="ce42">
            <text:p>1.022</text:p>
          </table:table-cell>
          <table:table-cell office:value-type="float" office:value="7857" table:style-name="ce42">
            <text:p>7.857</text:p>
          </table:table-cell>
          <table:table-cell office:value-type="percentage" office:value="0.130075092274405" table:style-name="ce43">
            <text:p>13,0%</text:p>
          </table:table-cell>
          <table:table-cell office:value-type="float" office:value="707" table:style-name="ce42">
            <text:p>707</text:p>
          </table:table-cell>
          <table:table-cell office:value-type="float" office:value="11556" table:style-name="ce42">
            <text:p>11.556</text:p>
          </table:table-cell>
          <table:table-cell office:value-type="percentage" office:value="6.1180339217722396E-2" table:style-name="ce43">
            <text:p>6,1%</text:p>
          </table:table-cell>
          <table:table-cell office:value-type="float" office:value="1163" table:style-name="ce42">
            <text:p>1.163</text:p>
          </table:table-cell>
          <table:table-cell office:value-type="float" office:value="30066" table:style-name="ce42">
            <text:p>30.066</text:p>
          </table:table-cell>
          <table:table-cell office:value-type="percentage" office:value="3.8681567218785337E-2" table:style-name="ce43">
            <text:p>3,9%</text:p>
          </table:table-cell>
          <table:table-cell office:value-type="float" office:value="118" table:style-name="ce42">
            <text:p>118</text:p>
          </table:table-cell>
          <table:table-cell office:value-type="float" office:value="7581" table:style-name="ce42">
            <text:p>7.581</text:p>
          </table:table-cell>
          <table:table-cell office:value-type="percentage" office:value="1.5565228861627754E-2" table:style-name="ce43">
            <text:p>1,6%</text:p>
          </table:table-cell>
          <table:table-cell office:value-type="float" office:value="5" table:style-name="ce42">
            <text:p>5</text:p>
          </table:table-cell>
          <table:table-cell office:value-type="float" office:value="2175" table:style-name="ce42">
            <text:p>2.175</text:p>
          </table:table-cell>
          <table:table-cell office:value-type="percentage" office:value="2.2988505747126436E-3" table:style-name="ce43">
            <text:p>0,2%</text:p>
          </table:table-cell>
          <table:table-cell office:value-type="float" office:value="8704" table:style-name="ce42">
            <text:p>8.704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1315638320384534" table:style-name="ce43">
            <text:p>13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792" table:style-name="ce42">
            <text:p>1.792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6287782034908469" table:style-name="ce43">
            <text:p>76,3%</text:p>
          </table:table-cell>
          <table:table-cell office:value-type="float" office:value="2807" table:style-name="ce42">
            <text:p>2.807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4893276414087517" table:style-name="ce43">
            <text:p>74,9%</text:p>
          </table:table-cell>
          <table:table-cell office:value-type="float" office:value="1921" table:style-name="ce42">
            <text:p>1.921</text:p>
          </table:table-cell>
          <table:table-cell office:value-type="float" office:value="7827" table:style-name="ce42">
            <text:p>7.827</text:p>
          </table:table-cell>
          <table:table-cell office:value-type="percentage" office:value="0.2454324773220902" table:style-name="ce43">
            <text:p>24,5%</text:p>
          </table:table-cell>
          <table:table-cell office:value-type="float" office:value="688" table:style-name="ce42">
            <text:p>688</text:p>
          </table:table-cell>
          <table:table-cell office:value-type="float" office:value="11299" table:style-name="ce42">
            <text:p>11.299</text:p>
          </table:table-cell>
          <table:table-cell office:value-type="percentage" office:value="6.089034427825471E-2" table:style-name="ce43">
            <text:p>6,1%</text:p>
          </table:table-cell>
          <table:table-cell office:value-type="float" office:value="1002" table:style-name="ce42">
            <text:p>1.002</text:p>
          </table:table-cell>
          <table:table-cell office:value-type="float" office:value="30095" table:style-name="ce42">
            <text:p>30.095</text:p>
          </table:table-cell>
          <table:table-cell office:value-type="percentage" office:value="3.3294567203854458E-2" table:style-name="ce43">
            <text:p>3,3%</text:p>
          </table:table-cell>
          <table:table-cell office:value-type="float" office:value="89" table:style-name="ce42">
            <text:p>89</text:p>
          </table:table-cell>
          <table:table-cell office:value-type="float" office:value="8536" table:style-name="ce42">
            <text:p>8.536</text:p>
          </table:table-cell>
          <table:table-cell office:value-type="percentage" office:value="1.042642924086223E-2" table:style-name="ce43">
            <text:p>1,0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8305" table:style-name="ce42">
            <text:p>8.305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12549487745172111" table:style-name="ce43">
            <text:p>12,5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28" table:style-name="ce45">
            <text:p>62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696" table:style-name="ce45">
            <text:p>1.696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7609" table:style-name="ce45">
            <text:p>7.60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81" table:style-name="ce45">
            <text:p>58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0522" table:style-name="ce45">
            <text:p>10.522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29342" table:style-name="ce49">
            <text:p>2.829.342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0.99834793212760375" table:style-name="ce50">
            <text:p>99,8%</text:p>
          </table:table-cell>
          <table:table-cell office:value-type="float" office:value="3374194" table:style-name="ce49">
            <text:p>3.374.194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8520595094247666" table:style-name="ce50">
            <text:p>85,2%</text:p>
          </table:table-cell>
          <table:table-cell office:value-type="float" office:value="622740" table:style-name="ce49">
            <text:p>622.740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11668383615771148" table:style-name="ce50">
            <text:p>11,7%</text:p>
          </table:table-cell>
          <table:table-cell office:value-type="float" office:value="611341" table:style-name="ce49">
            <text:p>611.341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8.6920859123717928E-2" table:style-name="ce50">
            <text:p>8,7%</text:p>
          </table:table-cell>
          <table:table-cell office:value-type="float" office:value="905628" table:style-name="ce49">
            <text:p>905.628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5.420937832756189E-2" table:style-name="ce50">
            <text:p>5,4%</text:p>
          </table:table-cell>
          <table:table-cell office:value-type="float" office:value="89243" table:style-name="ce49">
            <text:p>89.243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2.6959196133038134E-2" table:style-name="ce50">
            <text:p>2,7%</text:p>
          </table:table-cell>
          <table:table-cell office:value-type="float" office:value="1745" table:style-name="ce49">
            <text:p>1.745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1.8386827234420984E-3" table:style-name="ce50">
            <text:p>0,2%</text:p>
          </table:table-cell>
          <table:table-cell office:value-type="float" office:value="8434233" table:style-name="ce49">
            <text:p>8.434.233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21017369576172054" table:style-name="ce50">
            <text:p>21,0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26T15:29:20Z</meta:creation-date>
    <dc:date>2021-05-26T15:29:36Z</dc:date>
  </office:meta>
</office:document-meta>
</file>